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Standard">
      <style:text-properties officeooo:rsid="001637a7"/>
    </style:style>
    <style:style style:name="P2" style:family="paragraph" style:parent-style-name="Standard">
      <style:text-properties officeooo:rsid="001637a7" officeooo:paragraph-rsid="001637a7"/>
    </style:style>
    <style:style style:name="P3" style:family="paragraph" style:parent-style-name="Standard">
      <style:text-properties officeooo:rsid="001637a7" officeooo:paragraph-rsid="001637a7"/>
    </style:style>
    <style:style style:name="P4" style:family="paragraph" style:parent-style-name="Standard">
      <style:text-properties officeooo:rsid="00187c06" officeooo:paragraph-rsid="00187c06"/>
    </style:style>
    <style:style style:name="P5" style:family="paragraph" style:parent-style-name="Standard" style:list-style-name="L1">
      <style:text-properties officeooo:rsid="00187c06" officeooo:paragraph-rsid="00187c06"/>
    </style:style>
    <style:style style:name="P6" style:family="paragraph" style:parent-style-name="Standard">
      <style:text-properties officeooo:rsid="0019978c" officeooo:paragraph-rsid="0019978c"/>
    </style:style>
    <style:style style:name="P7" style:family="paragraph" style:parent-style-name="Standard">
      <style:text-properties officeooo:rsid="0019978c" officeooo:paragraph-rsid="00598624"/>
    </style:style>
    <style:style style:name="P8" style:family="paragraph" style:parent-style-name="Standard">
      <style:text-properties officeooo:rsid="0019978c" officeooo:paragraph-rsid="004d290c"/>
    </style:style>
    <style:style style:name="P9" style:family="paragraph" style:parent-style-name="Standard">
      <style:text-properties style:text-underline-style="solid" style:text-underline-width="auto" style:text-underline-color="font-color" officeooo:rsid="0019978c" officeooo:paragraph-rsid="0019978c"/>
    </style:style>
    <style:style style:name="P10" style:family="paragraph" style:parent-style-name="Standard">
      <style:text-properties style:text-underline-style="solid" style:text-underline-width="auto" style:text-underline-color="font-color" officeooo:rsid="0019978c" officeooo:paragraph-rsid="004bbcca"/>
    </style:style>
    <style:style style:name="P11" style:family="paragraph" style:parent-style-name="Standard">
      <style:text-properties style:text-underline-style="solid" style:text-underline-width="auto" style:text-underline-color="font-color" officeooo:rsid="001d710b" officeooo:paragraph-rsid="001d710b"/>
    </style:style>
    <style:style style:name="P12" style:family="paragraph" style:parent-style-name="Standard">
      <style:text-properties style:text-underline-style="solid" style:text-underline-width="auto" style:text-underline-color="font-color" officeooo:rsid="001e88a0" officeooo:paragraph-rsid="001e88a0"/>
    </style:style>
    <style:style style:name="P13" style:family="paragraph" style:parent-style-name="Standard">
      <style:text-properties style:text-underline-style="solid" style:text-underline-width="auto" style:text-underline-color="font-color" officeooo:rsid="0021925a" officeooo:paragraph-rsid="001d710b"/>
    </style:style>
    <style:style style:name="P14" style:family="paragraph" style:parent-style-name="Standard">
      <style:text-properties style:text-underline-style="solid" style:text-underline-width="auto" style:text-underline-color="font-color" officeooo:rsid="0021925a" officeooo:paragraph-rsid="006c43d5"/>
    </style:style>
    <style:style style:name="P15" style:family="paragraph" style:parent-style-name="Standard">
      <style:text-properties style:text-underline-style="solid" style:text-underline-width="auto" style:text-underline-color="font-color" officeooo:rsid="0024f8ba" officeooo:paragraph-rsid="005cd50e"/>
    </style:style>
    <style:style style:name="P16" style:family="paragraph" style:parent-style-name="Standard">
      <style:text-properties style:text-underline-style="solid" style:text-underline-width="auto" style:text-underline-color="font-color" officeooo:rsid="0028aaa0" officeooo:paragraph-rsid="0019978c"/>
    </style:style>
    <style:style style:name="P17" style:family="paragraph" style:parent-style-name="Standard">
      <style:text-properties officeooo:rsid="001727b1" officeooo:paragraph-rsid="001727b1"/>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20" style:family="paragraph" style:parent-style-name="Standard">
      <style:text-properties fo:color="#000000" fo:font-size="8pt" officeooo:rsid="001e88a0" officeooo:paragraph-rsid="001e88a0" style:font-size-asian="8pt" style:font-size-complex="8pt"/>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93cda" style:font-size-asian="8pt" style:font-size-complex="8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293cda" officeooo:paragraph-rsid="00293cda" style:font-size-asian="8pt" style:font-size-complex="8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225b0" officeooo:paragraph-rsid="006722ce" style:font-size-asian="8pt" style:font-size-complex="8pt"/>
    </style:style>
    <style:style style:name="P26" style:family="paragraph" style:parent-style-name="Standard">
      <style:text-properties fo:color="#000000" style:font-name="Andale Mono" fo:font-size="8pt" officeooo:rsid="0050cc5b" officeooo:paragraph-rsid="0050cc5b" style:font-size-asian="8pt" style:font-size-complex="8pt"/>
    </style:style>
    <style:style style:name="P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style:text-underline-style="none" officeooo:rsid="006722ce" officeooo:paragraph-rsid="006722ce" style:font-size-asian="8pt" style:font-size-complex="8pt"/>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93cda" officeooo:paragraph-rsid="00293cda" style:font-size-asian="10.5pt" style:font-size-complex="12pt"/>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4f8ba" officeooo:paragraph-rsid="004e9fa1" style:font-size-asian="10.5pt" style:font-size-complex="12pt"/>
    </style:style>
    <style:style style:name="P3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6ea6b" officeooo:paragraph-rsid="0046ea6b" style:font-size-asian="10.5pt" style:font-size-complex="12pt"/>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6ea6b" officeooo:paragraph-rsid="006e0df8" style:font-size-asian="10.5pt" style:font-size-complex="12pt"/>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9ef88" officeooo:paragraph-rsid="0049ef88" style:font-size-asian="10.5pt" style:font-size-complex="12pt"/>
    </style:style>
    <style:style style:name="P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6722ce" officeooo:paragraph-rsid="006722ce" style:font-size-asian="10.5pt" style:font-size-complex="12pt"/>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6722ce" officeooo:paragraph-rsid="0068f9d8" style:font-size-asian="10.5pt" style:font-size-complex="12pt"/>
    </style:style>
    <style:style style:name="P3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6fe705" officeooo:paragraph-rsid="006fe705" style:font-size-asian="10.5pt" style:font-size-complex="12pt"/>
    </style:style>
    <style:style style:name="P36" style:family="paragraph" style:parent-style-name="Standard" style:list-style-name="L4">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17e8e" style:font-size-asian="8.75pt" style:font-size-complex="10pt"/>
    </style:style>
    <style:style style:name="P37" style:family="paragraph" style:parent-style-name="Standard" style:list-style-name="L4">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9db7d" style:font-size-asian="8.75pt" style:font-size-complex="10pt"/>
    </style:style>
    <style:style style:name="P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17e8e" style:font-size-asian="8.75pt" style:font-size-complex="10pt"/>
    </style:style>
    <style:style style:name="P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9db7d" style:font-size-asian="8.75pt" style:font-size-complex="10pt"/>
    </style:style>
    <style:style style:name="P40" style:family="paragraph" style:parent-style-name="Standard" style:list-style-name="L2">
      <style:text-properties fo:font-size="10pt" style:text-underline-style="none" officeooo:rsid="001bab53" officeooo:paragraph-rsid="001bab53" style:font-size-asian="8.75pt" style:font-size-complex="10pt"/>
    </style:style>
    <style:style style:name="P41" style:family="paragraph" style:parent-style-name="Standard" style:list-style-name="L3">
      <style:text-properties fo:font-size="10pt" style:text-underline-style="none" officeooo:rsid="001bab53" officeooo:paragraph-rsid="0024f8ba" style:font-size-asian="8.75pt" style:font-size-complex="10pt"/>
    </style:style>
    <style:style style:name="P42" style:family="paragraph" style:parent-style-name="Standard" style:list-style-name="L5">
      <style:text-properties fo:font-size="10pt" style:text-underline-style="none" officeooo:rsid="001bab53" officeooo:paragraph-rsid="002c5165" style:font-size-asian="8.75pt" style:font-size-complex="10pt"/>
    </style:style>
    <style:style style:name="P43" style:family="paragraph" style:parent-style-name="Standard" style:list-style-name="L5">
      <style:text-properties fo:font-size="10pt" style:text-underline-style="none" officeooo:rsid="001bab53" officeooo:paragraph-rsid="00332b20" style:font-size-asian="8.75pt" style:font-size-complex="10pt"/>
    </style:style>
    <style:style style:name="P44" style:family="paragraph" style:parent-style-name="Standard" style:list-style-name="L3">
      <style:text-properties fo:font-size="10pt" style:text-underline-style="none" officeooo:rsid="0024f8ba" officeooo:paragraph-rsid="0024f8ba" style:font-size-asian="8.75pt" style:font-size-complex="10pt"/>
    </style:style>
    <style:style style:name="P45" style:family="paragraph" style:parent-style-name="Standard">
      <style:text-properties fo:font-size="10pt" style:text-underline-style="none" officeooo:rsid="0024f8ba" officeooo:paragraph-rsid="0024f8ba" style:font-size-asian="8.75pt" style:font-size-complex="10pt"/>
    </style:style>
    <style:style style:name="P46" style:family="paragraph" style:parent-style-name="Standard">
      <style:text-properties fo:font-size="10pt" style:text-underline-style="none" officeooo:rsid="0024f8ba" officeooo:paragraph-rsid="002c5165" style:font-size-asian="8.75pt" style:font-size-complex="10pt"/>
    </style:style>
    <style:style style:name="P47" style:family="paragraph" style:parent-style-name="Standard" style:list-style-name="L5">
      <style:text-properties fo:font-size="10pt" style:text-underline-style="none" officeooo:rsid="0024f8ba" officeooo:paragraph-rsid="002c5165" style:font-size-asian="8.75pt" style:font-size-complex="10pt"/>
    </style:style>
    <style:style style:name="P48" style:family="paragraph" style:parent-style-name="Standard" style:list-style-name="L5">
      <style:text-properties fo:font-size="10pt" style:text-underline-style="none" officeooo:rsid="0024f8ba" officeooo:paragraph-rsid="00332b20" style:font-size-asian="8.75pt" style:font-size-complex="10pt"/>
    </style:style>
    <style:style style:name="P49" style:family="paragraph" style:parent-style-name="Standard">
      <style:text-properties fo:font-size="10pt" style:text-underline-style="none" officeooo:rsid="0024f8ba" officeooo:paragraph-rsid="00332b20" style:font-size-asian="8.75pt" style:font-size-complex="10pt"/>
    </style:style>
    <style:style style:name="P50" style:family="paragraph" style:parent-style-name="Standard" style:list-style-name="L2">
      <style:text-properties fo:font-size="10pt" style:text-underline-style="none" officeooo:rsid="0028aaa0" officeooo:paragraph-rsid="0028aaa0" style:font-size-asian="8.75pt" style:font-size-complex="10pt"/>
    </style:style>
    <style:style style:name="P51" style:family="paragraph" style:parent-style-name="Standard" style:list-style-name="L5">
      <style:text-properties fo:font-size="10pt" style:text-underline-style="none" officeooo:rsid="001bab53" officeooo:paragraph-rsid="002c5165" style:font-size-asian="10pt" style:font-size-complex="10pt"/>
    </style:style>
    <style:style style:name="P52" style:family="paragraph" style:parent-style-name="Standard" style:list-style-name="L5">
      <style:text-properties fo:font-size="10pt" style:text-underline-style="none" officeooo:rsid="001bab53" officeooo:paragraph-rsid="00332b20" style:font-size-asian="10pt" style:font-size-complex="10pt"/>
    </style:style>
    <style:style style:name="P53" style:family="paragraph" style:parent-style-name="Standard" style:list-style-name="L4">
      <style:text-properties fo:font-size="10pt" officeooo:rsid="0024f8ba" officeooo:paragraph-rsid="0024f8ba" style:font-size-asian="8.75pt" style:font-size-complex="10pt"/>
    </style:style>
    <style:style style:name="P54" style:family="paragraph" style:parent-style-name="Standard" style:list-style-name="L4">
      <style:text-properties fo:font-size="10pt" officeooo:rsid="0024f8ba" officeooo:paragraph-rsid="0025b72d" style:font-size-asian="8.75pt" style:font-size-complex="10pt"/>
    </style:style>
    <style:style style:name="P55" style:family="paragraph" style:parent-style-name="Standard" style:list-style-name="L4">
      <style:text-properties fo:font-size="10pt" officeooo:rsid="0024f8ba" officeooo:paragraph-rsid="00417e8e" style:font-size-asian="8.75pt" style:font-size-complex="10pt"/>
    </style:style>
    <style:style style:name="P56" style:family="paragraph" style:parent-style-name="Standard" style:list-style-name="L4">
      <style:text-properties fo:font-size="10pt" officeooo:rsid="0024f8ba" officeooo:paragraph-rsid="0049db7d" style:font-size-asian="8.75pt" style:font-size-complex="10pt"/>
    </style:style>
    <style:style style:name="P57" style:family="paragraph" style:parent-style-name="Standard">
      <style:text-properties fo:font-size="10pt" officeooo:rsid="0024f8ba" officeooo:paragraph-rsid="0024f8ba" style:font-size-asian="8.75pt" style:font-size-complex="10pt"/>
    </style:style>
    <style:style style:name="P58" style:family="paragraph" style:parent-style-name="Standard">
      <style:text-properties fo:font-size="10pt" officeooo:rsid="0024f8ba" officeooo:paragraph-rsid="0025b72d" style:font-size-asian="8.75pt" style:font-size-complex="10pt"/>
    </style:style>
    <style:style style:name="P59" style:family="paragraph" style:parent-style-name="Standard" style:list-style-name="L4">
      <style:text-properties fo:font-size="10pt" officeooo:rsid="0028aaa0" officeooo:paragraph-rsid="0028aaa0" style:font-size-asian="8.75pt" style:font-size-complex="10pt"/>
    </style:style>
    <style:style style:name="P60" style:family="paragraph" style:parent-style-name="Standard" style:list-style-name="L3">
      <style:text-properties style:text-underline-style="none" officeooo:rsid="001bab53" officeooo:paragraph-rsid="0024f8ba"/>
    </style:style>
    <style:style style:name="P61" style:family="paragraph" style:parent-style-name="Standard">
      <style:text-properties officeooo:rsid="0024f8ba" officeooo:paragraph-rsid="0024f8ba"/>
    </style:style>
    <style:style style:name="P62" style:family="paragraph" style:parent-style-name="Standard">
      <style:text-properties officeooo:rsid="0024f8ba" officeooo:paragraph-rsid="0049db7d"/>
    </style:style>
    <style:style style:name="P63" style:family="paragraph" style:parent-style-name="Standard">
      <style:text-properties officeooo:rsid="0024f8ba" officeooo:paragraph-rsid="004e2366"/>
    </style:style>
    <style:style style:name="P64" style:family="paragraph" style:parent-style-name="Standard">
      <style:text-properties officeooo:rsid="0024f8ba" officeooo:paragraph-rsid="004e9fa1"/>
    </style:style>
    <style:style style:name="P65" style:family="paragraph" style:parent-style-name="Standard">
      <style:text-properties officeooo:rsid="0028aaa0" officeooo:paragraph-rsid="0028aaa0"/>
    </style:style>
    <style:style style:name="P66" style:family="paragraph" style:parent-style-name="Standard">
      <style:text-properties officeooo:rsid="00293cda" officeooo:paragraph-rsid="00293cda"/>
    </style:style>
    <style:style style:name="P67" style:family="paragraph" style:parent-style-name="Standard">
      <style:text-properties style:font-name="Andale Mono" fo:font-size="8pt" officeooo:rsid="006722ce" officeooo:paragraph-rsid="006722ce" style:font-size-asian="8pt" style:font-size-complex="8pt"/>
    </style:style>
    <style:style style:name="P68" style:family="paragraph" style:parent-style-name="Standard">
      <style:text-properties style:font-name="Andale Mono" fo:font-size="8pt" style:text-underline-style="none" officeooo:rsid="006722ce" officeooo:paragraph-rsid="006722ce" style:font-size-asian="8pt" style:font-size-complex="8pt"/>
    </style:style>
    <style:style style:name="P69" style:family="paragraph" style:parent-style-name="Standard">
      <style:text-properties officeooo:rsid="002c5165" officeooo:paragraph-rsid="002c5165"/>
    </style:style>
    <style:style style:name="P70" style:family="paragraph" style:parent-style-name="Standard">
      <style:text-properties officeooo:rsid="00342341" officeooo:paragraph-rsid="00342341"/>
    </style:style>
    <style:style style:name="P71" style:family="paragraph" style:parent-style-name="Standard">
      <style:text-properties officeooo:rsid="00598624" officeooo:paragraph-rsid="00598624"/>
    </style:style>
    <style:style style:name="P72" style:family="paragraph" style:parent-style-name="Standard" style:master-page-name="Standard">
      <style:paragraph-properties style:page-number="auto"/>
      <style:text-properties fo:color="#000000" style:font-name="Andale Mono" fo:font-size="8pt" officeooo:rsid="0050cc5b" officeooo:paragraph-rsid="0050cc5b" style:font-size-asian="8pt" style:font-size-complex="8pt"/>
    </style:style>
    <style:style style:name="P73" style:family="paragraph" style:parent-style-name="Standard" style:master-page-name="Standard">
      <style:paragraph-properties style:page-number="auto"/>
      <style:text-properties fo:color="#000000" fo:font-size="8pt" officeooo:rsid="001e88a0" officeooo:paragraph-rsid="001e88a0" style:font-size-asian="8pt" style:font-size-complex="8pt"/>
    </style:style>
    <style:style style:name="P74" style:family="paragraph" style:parent-style-name="Standard" style:master-page-name="Standard">
      <style:paragraph-properties style:page-number="auto"/>
      <style:text-properties fo:color="#000000" fo:font-size="8pt" style:font-size-asian="8pt" style:font-size-complex="8pt"/>
    </style:style>
    <style:style style:name="P75" style:family="paragraph" style:parent-style-name="Standard" style:master-page-name="Standard">
      <style:paragraph-properties style:page-number="auto"/>
      <style:text-properties fo:color="#000000" fo:font-size="8pt" style:font-size-asian="8pt" style:font-size-complex="8pt"/>
    </style:style>
    <style:style style:name="P76" style:family="paragraph" style:parent-style-name="Standard" style:master-page-name="Standard">
      <style:paragraph-properties style:page-number="auto"/>
      <style:text-properties fo:color="#000000" fo:font-size="8pt" style:font-size-asian="8pt" style:font-size-complex="8pt"/>
    </style:style>
    <style:style style:name="P77" style:family="paragraph" style:parent-style-name="Standard" style:master-page-name="Standard">
      <style:paragraph-properties style:page-number="auto"/>
      <style:text-properties fo:color="#000000" fo:font-size="8pt" style:font-size-asian="8pt" style:font-size-complex="8pt"/>
    </style:style>
    <style:style style:name="P78" style:family="paragraph" style:parent-style-name="Standard">
      <style:paragraph-properties fo:break-before="page"/>
      <style:text-properties officeooo:rsid="0024f8ba" officeooo:paragraph-rsid="0024f8ba"/>
    </style:style>
    <style:style style:name="P79" style:family="paragraph" style:parent-style-name="Standard">
      <style:paragraph-properties fo:break-before="page"/>
      <style:text-properties officeooo:rsid="0024f8ba" officeooo:paragraph-rsid="004e2366"/>
    </style:style>
    <style:style style:name="P80" style:family="paragraph" style:parent-style-name="Standard">
      <style:paragraph-properties fo:break-before="page"/>
      <style:text-properties officeooo:rsid="0024f8ba" officeooo:paragraph-rsid="004e9fa1"/>
    </style:style>
    <style:style style:name="P81" style:family="paragraph" style:parent-style-name="Standard">
      <style:paragraph-properties fo:break-before="page"/>
      <style:text-properties officeooo:rsid="0019978c" officeooo:paragraph-rsid="00598624"/>
    </style:style>
    <style:style style:name="P82" style:family="paragraph" style:parent-style-name="Standard">
      <style:paragraph-properties fo:break-before="page"/>
      <style:text-properties officeooo:rsid="0019978c" officeooo:paragraph-rsid="004d290c"/>
    </style:style>
    <style:style style:name="P83" style:family="paragraph" style:parent-style-name="Standard">
      <style:paragraph-properties fo:break-before="page"/>
      <style:text-properties officeooo:rsid="0019978c" officeooo:paragraph-rsid="0019978c"/>
    </style:style>
    <style:style style:name="P84" style:family="paragraph" style:parent-style-name="Standard">
      <style:paragraph-properties fo:break-before="page"/>
      <style:text-properties style:text-underline-style="solid" style:text-underline-width="auto" style:text-underline-color="font-color" officeooo:rsid="0024f8ba" officeooo:paragraph-rsid="005cd50e"/>
    </style:style>
    <style:style style:name="P85" style:family="paragraph" style:parent-style-name="Standard">
      <style:paragraph-properties fo:break-before="page"/>
      <style:text-properties style:text-underline-style="solid" style:text-underline-width="auto" style:text-underline-color="font-color" officeooo:rsid="001d710b" officeooo:paragraph-rsid="001d710b"/>
    </style:style>
    <style:style style:name="P86"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4f8ba" officeooo:paragraph-rsid="004e9fa1" style:font-size-asian="10.5pt" style:font-size-complex="12pt"/>
    </style:style>
    <style:style style:name="P87" style:family="paragraph" style:parent-style-name="Table_20_Contents">
      <style:text-properties style:font-name="Andale Mono" fo:font-size="8pt" officeooo:rsid="00293cda" officeooo:paragraph-rsid="00293cda" style:font-size-asian="8pt" style:font-size-complex="8pt"/>
    </style:style>
    <style:style style:name="P88" style:family="paragraph" style:parent-style-name="Table_20_Contents">
      <style:text-properties style:font-name="Andale Mono" fo:font-size="8pt" officeooo:rsid="00417e8e" officeooo:paragraph-rsid="00488f64" style:font-size-asian="8pt" style:font-size-complex="8pt"/>
    </style:style>
    <style:style style:name="P89" style:family="paragraph" style:parent-style-name="Table_20_Contents">
      <style:text-properties style:font-name="Andale Mono" fo:font-size="8pt" officeooo:rsid="0051d7c8" officeooo:paragraph-rsid="0051d7c8" style:font-size-asian="8pt" style:font-size-complex="8pt"/>
    </style:style>
    <style:style style:name="P90" style:family="paragraph" style:parent-style-name="Table_20_Contents">
      <style:text-properties style:font-name="Andale Mono" fo:font-size="8pt" officeooo:rsid="0052fbf3" officeooo:paragraph-rsid="0052fbf3" style:font-size-asian="8pt" style:font-size-complex="8pt"/>
    </style:style>
    <style:style style:name="P91" style:family="paragraph" style:parent-style-name="Table_20_Contents">
      <style:text-properties style:font-name="Andale Mono" fo:font-size="8pt" officeooo:rsid="0052fbf3" officeooo:paragraph-rsid="005f8519" style:font-size-asian="8pt" style:font-size-complex="8pt"/>
    </style:style>
    <style:style style:name="P92"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ndale Mono" fo:font-size="8pt" officeooo:rsid="0052fbf3" officeooo:paragraph-rsid="005f8519" style:font-size-asian="8pt" style:font-size-complex="8pt"/>
    </style:style>
    <style:style style:name="P93" style:family="paragraph" style:parent-style-name="Table_20_Contents">
      <style:text-properties style:font-name="Andale Mono" fo:font-size="8pt" officeooo:rsid="0054047b" officeooo:paragraph-rsid="0054047b" style:font-size-asian="8pt" style:font-size-complex="8pt"/>
    </style:style>
    <style:style style:name="P94" style:family="paragraph" style:parent-style-name="Table_20_Contents">
      <style:text-properties style:font-name="Andale Mono" fo:font-size="8pt" officeooo:rsid="006330c6" officeooo:paragraph-rsid="006330c6" style:font-size-asian="8pt" style:font-size-complex="8pt"/>
    </style:style>
    <style:style style:name="P95" style:family="paragraph" style:parent-style-name="Table_20_Contents">
      <style:text-properties style:font-name="Andale Mono" fo:font-size="8pt" officeooo:rsid="006389b9" officeooo:paragraph-rsid="006389b9" style:font-size-asian="8pt" style:font-size-complex="8pt"/>
    </style:style>
    <style:style style:name="P96" style:family="paragraph" style:parent-style-name="Table_20_Contents">
      <style:text-properties style:font-name="Andale Mono" fo:font-size="8pt" style:text-underline-style="none" officeooo:rsid="0051d7c8" officeooo:paragraph-rsid="006722ce" style:font-size-asian="8pt" style:font-size-complex="8pt"/>
    </style:style>
    <style:style style:name="P97"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17e8e" officeooo:paragraph-rsid="00488f64" style:font-size-asian="8pt" style:font-size-complex="8pt"/>
    </style:style>
    <style:style style:name="P98"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2fbf3" officeooo:paragraph-rsid="005944db" style:font-size-asian="8pt" style:font-size-complex="8pt"/>
    </style:style>
    <style:style style:name="P99"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2fbf3" officeooo:paragraph-rsid="005f8519" style:font-size-asian="8pt" style:font-size-complex="8pt"/>
    </style:style>
    <style:style style:name="P100"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4047b" officeooo:paragraph-rsid="00598624" style:font-size-asian="8pt" style:font-size-complex="8pt"/>
    </style:style>
    <style:style style:name="P101"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54047b" officeooo:paragraph-rsid="005f8519" style:font-size-asian="8pt" style:font-size-complex="8pt"/>
    </style:style>
    <style:style style:name="P102"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5944db" officeooo:paragraph-rsid="005944db" style:font-size-asian="10.5pt" style:font-size-complex="12pt"/>
    </style:style>
    <style:style style:name="P103"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598624" officeooo:paragraph-rsid="00598624" style:font-size-asian="10.5pt" style:font-size-complex="12pt"/>
    </style:style>
    <style:style style:name="T1" style:family="text">
      <style:text-properties officeooo:rsid="0019978c"/>
    </style:style>
    <style:style style:name="T2" style:family="text">
      <style:text-properties style:text-underline-style="none"/>
    </style:style>
    <style:style style:name="T3" style:family="text">
      <style:text-properties style:text-underline-style="none" officeooo:rsid="00229332"/>
    </style:style>
    <style:style style:name="T4" style:family="text">
      <style:text-properties style:text-underline-style="none" officeooo:rsid="00239454"/>
    </style:style>
    <style:style style:name="T5" style:family="text">
      <style:text-properties style:text-underline-style="none" officeooo:rsid="0019978c"/>
    </style:style>
    <style:style style:name="T6" style:family="text">
      <style:text-properties style:text-underline-style="none" officeooo:rsid="004bbcca"/>
    </style:style>
    <style:style style:name="T7" style:family="text">
      <style:text-properties style:text-underline-style="none" officeooo:rsid="0068f9d8"/>
    </style:style>
    <style:style style:name="T8" style:family="text">
      <style:text-properties style:text-underline-style="none" officeooo:rsid="0026b385"/>
    </style:style>
    <style:style style:name="T9" style:family="text">
      <style:text-properties style:text-underline-style="none" officeooo:rsid="0024f8ba"/>
    </style:style>
    <style:style style:name="T10" style:family="text">
      <style:text-properties style:text-underline-style="none" officeooo:rsid="004e2366"/>
    </style:style>
    <style:style style:name="T11" style:family="text">
      <style:text-properties style:text-underline-style="none" officeooo:rsid="006e0df8"/>
    </style:style>
    <style:style style:name="T12" style:family="text">
      <style:text-properties style:font-name="AndaleMono"/>
    </style:style>
    <style:style style:name="T13" style:family="text">
      <style:text-properties fo:font-size="10pt" style:font-size-asian="8.75pt" style:font-size-complex="10pt"/>
    </style:style>
    <style:style style:name="T14" style:family="text">
      <style:text-properties fo:font-size="10pt" officeooo:rsid="002d8a10" style:font-size-asian="8.75pt" style:font-size-complex="10pt"/>
    </style:style>
    <style:style style:name="T15" style:family="text">
      <style:text-properties officeooo:rsid="0025b72d"/>
    </style:style>
    <style:style style:name="T16" style:family="text">
      <style:text-properties officeooo:rsid="0026b385"/>
    </style:style>
    <style:style style:name="T17" style:family="text">
      <style:text-properties style:font-name="Andale Mono" fo:font-size="10pt" style:font-size-asian="10pt" style:font-size-complex="10pt"/>
    </style:style>
    <style:style style:name="T18" style:family="text">
      <style:text-properties officeooo:rsid="002bb452"/>
    </style:style>
    <style:style style:name="T19" style:family="text">
      <style:text-properties officeooo:rsid="002c5165"/>
    </style:style>
    <style:style style:name="T20" style:family="text">
      <style:text-properties officeooo:rsid="002f556d"/>
    </style:style>
    <style:style style:name="T21" style:family="text">
      <style:text-properties officeooo:rsid="0032174e"/>
    </style:style>
    <style:style style:name="T22" style:family="text">
      <style:text-properties officeooo:rsid="003534db"/>
    </style:style>
    <style:style style:name="T23" style:family="text">
      <style:text-properties officeooo:rsid="0036a617"/>
    </style:style>
    <style:style style:name="T24" style:family="text">
      <style:text-properties officeooo:rsid="00417e8e"/>
    </style:style>
    <style:style style:name="T25" style:family="text">
      <style:text-properties officeooo:rsid="00488f64"/>
    </style:style>
    <style:style style:name="T26" style:family="text">
      <style:text-properties officeooo:rsid="004976b4"/>
    </style:style>
    <style:style style:name="T27" style:family="text">
      <style:text-properties officeooo:rsid="0049db7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6b385"/>
    </style:style>
    <style:style style:name="T30" style:family="text">
      <style:text-properties style:text-underline-style="solid" style:text-underline-width="auto" style:text-underline-color="font-color" officeooo:rsid="004e2366"/>
    </style:style>
    <style:style style:name="T31" style:family="text">
      <style:text-properties style:text-underline-style="solid" style:text-underline-width="auto" style:text-underline-color="font-color" officeooo:rsid="004e9fa1"/>
    </style:style>
    <style:style style:name="T32" style:family="text">
      <style:text-properties style:text-underline-style="solid" style:text-underline-width="auto" style:text-underline-color="font-color" officeooo:rsid="004bbcca"/>
    </style:style>
    <style:style style:name="T33" style:family="text">
      <style:text-properties officeooo:rsid="00598624"/>
    </style:style>
    <style:style style:name="T34" style:family="text">
      <style:text-properties fo:color="#000000" officeooo:rsid="00488f64"/>
    </style:style>
    <style:style style:name="T35" style:family="text">
      <style:text-properties fo:color="#000000" officeooo:rsid="006722ce"/>
    </style:style>
    <style:style style:name="T36" style:family="text">
      <style:text-properties officeooo:rsid="005fb139"/>
    </style:style>
    <style:style style:name="T37" style:family="text">
      <style:text-properties officeooo:rsid="00641c4c"/>
    </style:style>
    <style:style style:name="T38" style:family="text">
      <style:text-properties officeooo:rsid="0065a555"/>
    </style:style>
    <style:style style:name="T39" style:family="text">
      <style:text-properties officeooo:rsid="006722ce"/>
    </style:style>
    <style:style style:name="T40" style:family="text">
      <style:text-properties officeooo:rsid="0068f9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ilian Schroeder &amp; Nathan Jarus</text:p>
      <text:p text:style-name="P2">CS301 – Final Project</text:p>
      <text:p text:style-name="P2"/>
      <text:p text:style-name="P4">The test cases in this document are separated according to the dataset on which the RICO algorithm is run. The <text:span text:style-name="T16">two</text:span> primary datasets in this document, will be referred to by the dataset names described below:</text:p>
      <text:p text:style-name="P4"/>
      <text:list xml:id="list2057986754153485776" text:style-name="L1">
        <text:list-item>
          <text:p text:style-name="P5">Small Test Dataset (table3_10_fg.arff)</text:p>
        </text:list-item>
        <text:list-item>
          <text:p text:style-name="P5"><text:span text:style-name="T26">Large</text:span> Test Dataset (wilkinsonMatrix.arff)</text:p>
        </text:list-item>
      </text:list>
      <text:p text:style-name="P4"/>
      <text:p text:style-name="P71">(NOTE: Different versions of Ruby will result in different orderings for the generated, and subsequently pruned, rules.)</text:p>
      <text:p text:style-name="P71"/>
      <text:p text:style-name="P6"><text:span text:style-name="T28"/></text:p>
      <text:p text:style-name="P83"><text:span text:style-name="T28">Small Test Dataset – </text:span><text:span text:style-name="T32">Test Case #1</text:span></text:p>
      <text:p text:style-name="P9"/>
      <text:list xml:id="list8765195579060136073" text:style-name="L2">
        <text:list-item>
          <text:p text:style-name="P40">Single <text:span text:style-name="T20">d</text:span>ecision <text:span text:style-name="T20">a</text:span>ttribute</text:p>
        </text:list-item>
        <text:list-item>
          <text:p text:style-name="P40">No limit on attributes considered for coverings</text:p>
        </text:list-item>
        <text:list-item>
          <text:p text:style-name="P40">No minimum instance coverage for reported rules</text:p>
        </text:list-item>
        <text:list-item>
          <text:p text:style-name="P50">Redundant rules not pruned</text:p>
        </text:list-item>
      </text:list>
      <text:p text:style-name="P9"><text:span text:style-name="T2"/></text:p>
      <table:table table:name="Table2" table:style-name="Table2">
        <table:table-column table:style-name="Table2.A"/>
        <table:table-row>
          <table:table-cell table:style-name="Table2.A1" office:value-type="string">
            <text:p text:style-name="P74"><text:span text:style-name="T12">Attributes to partition on: ["a", "b", "c", "d", "g"]</text:span></text:p>
            <text:p text:style-name="P21"/>
            <text:p text:style-name="P18"><text:span text:style-name="T12">Decision attributes: ["f"]</text:span></text:p>
            <text:p text:style-name="P18"><text:span text:style-name="T12"><text:tab/>Value: [0.0]<text:tab/>Occurrences: 2</text:span></text:p>
            <text:p text:style-name="P18"><text:span text:style-name="T12"><text:tab/>Value: [1.0]<text:tab/>Occurrences: 2</text:span></text:p>
            <text:p text:style-name="P18"><text:span text:style-name="T12"><text:tab/>Value: [2.0]<text:tab/>Occurrences: 2</text:span></text:p>
            <text:p text:style-name="P18"><text:span text:style-name="T12"><text:tab/>Value: [3.0]<text:tab/>Occurrences: 2</text:span></text:p>
            <text:p text:style-name="P21"/>
            <text:p text:style-name="P18"><text:span text:style-name="T12">Coverings:</text:span></text:p>
            <text:p text:style-name="P18"><text:span text:style-name="T12">["a", "b"]</text:span></text:p>
            <text:p text:style-name="P18"><text:span text:style-name="T12">[[[0.0, "L", 0.0], 2], [[0.0, "R", 1.0], 2], [[1.0, "R", 2.0], 2], [[2.0, "S", 3.0], 2]]</text:span></text:p>
            <text:p text:style-name="P21"/>
            <text:p text:style-name="P18"><text:span text:style-name="T12">["a", "c"]</text:span></text:p>
            <text:p text:style-name="P18"><text:span text:style-name="T12">[[[0.0, 0.0, 0.0], 2], [[0.0, 1.0, 1.0], 2], [[1.0, 0.0, 2.0], 2], [[2.0, 2.0, 3.0], 2]]</text:span></text:p>
            <text:p text:style-name="P21"/>
            <text:p text:style-name="P18"><text:span text:style-name="T12">["b", "c"]</text:span></text:p>
            <text:p text:style-name="P18"><text:span text:style-name="T12">[[["L", 0.0, 0.0], 2], [["R", 1.0, 1.0], 2], [["R", 0.0, 2.0], 2], [["S", 2.0, 3.0], 2]]</text:span></text:p>
            <text:p text:style-name="P21"/>
            <text:p text:style-name="P18"><text:span text:style-name="T12">["b", "g"]</text:span></text:p>
            <text:p text:style-name="P18"><text:span text:style-name="T12">[[["L", "L", 0.0], 2], [["R", "L", 1.0], 2], [["R", "H", 2.0], 2], [["S", "H", 3.0], 2]]</text:span></text:p>
            <text:p text:style-name="P21"/>
            <text:p text:style-name="P18"><text:span text:style-name="T12">["c", "g"]</text:span></text:p>
            <text:p text:style-name="P18"><text:span text:style-name="T12">[[[0.0, "L", 0.0], 2], [[1.0, "L", 1.0], 2], [[0.0, "H", 2.0], 2], [[2.0, "H", 3.0], 2]]</text:span></text:p>
          </table:table-cell>
        </table:table-row>
      </table:table>
      <text:p text:style-name="P9"><text:span text:style-name="T2"/></text:p>
      <text:p text:style-name="P15"><text:span text:style-name="T2">It is fairly easy to verify that the results produced from this particular option set is correct, however, the rules produced from the coverings are obviously unpruned. The next test case, in contrast, shows the results of the same option set with pruning enabled.</text:span></text:p>
      <text:p text:style-name="P15"><text:span text:style-name="T5"/></text:p>
      <text:p text:style-name="P15"><text:span text:style-name="T5"/></text:p>
      <text:p text:style-name="P84"><text:span text:style-name="T1">Small Test Dataset – Test Case #2</text:span></text:p>
      <text:p text:style-name="P10"><text:span text:style-name="T6"/></text:p>
      <text:list xml:id="list5762901076516923071" text:style-name="L3">
        <text:list-item>
          <text:p text:style-name="P60"><text:span text:style-name="T13">Single </text:span><text:span text:style-name="T14">d</text:span><text:span text:style-name="T13">ecision </text:span><text:span text:style-name="T14">a</text:span><text:span text:style-name="T13">ttribute</text:span></text:p>
        </text:list-item>
        <text:list-item>
          <text:p text:style-name="P41">No limit on attributes considered for coverings</text:p>
        </text:list-item>
        <text:list-item>
          <text:p text:style-name="P41">No minimum instance coverage for reported rules</text:p>
        </text:list-item>
        <text:list-item>
          <text:p text:style-name="P44">Redundant rules pruned</text:p>
        </text:list-item>
      </text:list>
      <text:p text:style-name="P45"/>
      <table:table table:name="Table4" table:style-name="Table4">
        <table:table-column table:style-name="Table4.A"/>
        <table:table-row>
          <table:table-cell table:style-name="Table4.A1" office:value-type="string">
            <text:p text:style-name="P74"><text:span text:style-name="T12">Attributes to partition on: ["a", "b", "c", "d", "g"]</text:span></text:p>
            <text:p text:style-name="P21"/>
            <text:p text:style-name="P18"><text:span text:style-name="T12">Decision attributes: ["f"]</text:span></text:p>
            <text:p text:style-name="P18"><text:span text:style-name="T12"><text:tab/>Value: [0.0]<text:tab/>Occurrences: 2</text:span></text:p>
            <text:p text:style-name="P18"><text:span text:style-name="T12"><text:tab/>Value: [1.0]<text:tab/>Occurrences: 2</text:span></text:p>
            <text:p text:style-name="P18"><text:span text:style-name="T12"><text:tab/>Value: [2.0]<text:tab/>Occurrences: 2</text:span></text:p>
            <text:p text:style-name="P18"><text:span text:style-name="T12"><text:tab/>Value: [3.0]<text:tab/>Occurrences: 2</text:span></text:p>
            <text:p text:style-name="P21"/>
            <text:p text:style-name="P18"><text:span text:style-name="T12">Coverings:</text:span></text:p>
            <text:p text:style-name="P18"><text:span text:style-name="T12">["a", "b"]</text:span></text:p>
            <text:p text:style-name="P18"><text:span text:style-name="T12">[[["_", "L", 0.0], 2], [[0.0, "R", 1.0], 2], [[1.0, "_", 2.0], 2], [[2.0, "_", 3.0], 2]]</text:span></text:p>
            <text:p text:style-name="P21"/>
            <text:p text:style-name="P18"><text:span text:style-name="T12">["a", "c"]</text:span></text:p>
            <text:p text:style-name="P18"><text:span text:style-name="T12">[[[0.0, 0.0, 0.0], 2], [["_", 1.0, 1.0], 2], [[1.0, "_", 2.0], 2], [[2.0, "_", 3.0], 2]]</text:span></text:p>
            <text:p text:style-name="P21"/>
            <text:p text:style-name="P18"><text:span text:style-name="T12">["b", "c"]</text:span></text:p>
            <text:p text:style-name="P18"><text:span text:style-name="T12">[[["L", "_", 0.0], 2], [["_", 1.0, 1.0], 2], [["R", 0.0, 2.0], 2], [["S", "_", 3.0], 2]]</text:span></text:p>
            <text:p text:style-name="P21"/>
            <text:p text:style-name="P18"><text:span text:style-name="T12">["b", "g"]</text:span></text:p>
            <text:p text:style-name="P18"><text:span text:style-name="T12">[[["L", "_", 0.0], 2], [["R", "L", 1.0], 2], [["R", "H", 2.0], 2], [["S", "_", 3.0], 2]]</text:span></text:p>
            <text:p text:style-name="P21"/>
            <text:p text:style-name="P18"><text:span text:style-name="T12">["c", "g"]</text:span></text:p>
            <text:p text:style-name="P18"><text:span text:style-name="T12">[[[0.0, "L", 0.0], 2], [[1.0, "_", 1.0], 2], [[0.0, "H", 2.0], 2], [[2.0, "_", 3.0], 2]]</text:span></text:p>
          </table:table-cell>
        </table:table-row>
      </table:table>
      <text:p text:style-name="P45"/>
      <text:p text:style-name="P69">While this dataset is not large enough that pruning will cause rules to be combined, it does correctly eliminate redundant conditions from the set of antecedents.</text:p>
      <text:p text:style-name="P69"/>
      <text:p text:style-name="P8"><text:span text:style-name="T28"/></text:p>
      <text:p text:style-name="P82"><text:span text:style-name="T28">Small Test Dataset – </text:span><text:span text:style-name="T32">Test Case #3</text:span></text:p>
      <text:p text:style-name="P69"/>
      <text:list xml:id="list8069527912176541850" text:style-name="L5">
        <text:list-item>
          <text:p text:style-name="P51"><text:span text:style-name="T19">Multiple</text:span> <text:span text:style-name="T19">d</text:span>ecision <text:span text:style-name="T19">a</text:span>ttribute<text:span text:style-name="T19">s</text:span></text:p>
        </text:list-item>
        <text:list-item>
          <text:p text:style-name="P42">No limit on attributes considered for coverings</text:p>
        </text:list-item>
        <text:list-item>
          <text:p text:style-name="P42">No minimum instance coverage for reported rules</text:p>
        </text:list-item>
        <text:list-item>
          <text:p text:style-name="P47">Redundant rules <text:span text:style-name="T21">not</text:span> pruned</text:p>
        </text:list-item>
      </text:list>
      <text:p text:style-name="P46"/>
      <table:table table:name="Table8" table:style-name="Table8">
        <table:table-column table:style-name="Table8.A"/>
        <table:table-row>
          <table:table-cell table:style-name="Table8.A1" office:value-type="string">
            <text:p text:style-name="P74"><text:span text:style-name="T12">Attributes to partition on: ["a", "b", "c", "d"]</text:span></text:p>
            <text:p text:style-name="P21"/>
            <text:p text:style-name="P18"><text:span text:style-name="T12">Decision attributes: ["f"]</text:span></text:p>
            <text:p text:style-name="P18"><text:span text:style-name="T12"><text:tab/>Value: [0.0]<text:tab/>Occurrences: 2</text:span></text:p>
            <text:p text:style-name="P18"><text:span text:style-name="T12"><text:tab/>Value: [1.0]<text:tab/>Occurrences: 2</text:span></text:p>
            <text:p text:style-name="P18"><text:span text:style-name="T12"><text:tab/>Value: [2.0]<text:tab/>Occurrences: 2</text:span></text:p>
            <text:p text:style-name="P18"><text:span text:style-name="T12"><text:tab/>Value: [3.0]<text:tab/>Occurrences: 2</text:span></text:p>
            <text:p text:style-name="P18"><text:span text:style-name="T12">Decision attributes: ["g"]</text:span></text:p>
            <text:p text:style-name="P18"><text:span text:style-name="T12"><text:tab/>Value: ["L"]<text:tab/>Occurrences: 4</text:span></text:p>
            <text:p text:style-name="P18"><text:span text:style-name="T12"><text:tab/>Value: ["H"]<text:tab/>Occurrences: 4</text:span></text:p>
            <text:p text:style-name="P18"><text:span text:style-name="T12">Decision attributes: ["f", "g"]</text:span></text:p>
            <text:p text:style-name="P18"><text:span text:style-name="T12"><text:tab/>Value: [0.0, "L"]<text:tab/>Occurrences: 2</text:span></text:p>
            <text:p text:style-name="P18"><text:span text:style-name="T12"><text:tab/>Value: [1.0, "L"]<text:tab/>Occurrences: 2</text:span></text:p>
            <text:p text:style-name="P18"><text:span text:style-name="T12"><text:tab/>Value: [2.0, "H"]<text:tab/>Occurrences: 2</text:span></text:p>
            <text:p text:style-name="P18"><text:span text:style-name="T12"><text:tab/>Value: [3.0, "H"]<text:tab/>Occurrences: 2</text:span></text:p>
            <text:p text:style-name="P21"/>
            <text:p text:style-name="P18"><text:span text:style-name="T12">Coverings:</text:span></text:p>
            <text:p text:style-name="P18"><text:span text:style-name="T12">["a", "b"]</text:span></text:p>
            <text:p text:style-name="P18"><text:span text:style-name="T12">[[[0.0, "L", 0.0, "L"], 2], [[0.0, "R", 1.0, "L"], 2], [[1.0, "R", 2.0, "H"], 2], [[2.0, "S", 3.0, "H"], 2]]</text:span></text:p>
            <text:p text:style-name="P21"/>
            <text:p text:style-name="P18"><text:span text:style-name="T12">["a", "c"]</text:span></text:p>
            <text:p text:style-name="P18"><text:span text:style-name="T12">[[[0.0, 0.0, 0.0, "L"], 2], [[0.0, 1.0, 1.0, "L"], 2], [[1.0, 0.0, 2.0, "H"], 2], [[2.0, 2.0, 3.0, "H"], 2]]</text:span></text:p>
            <text:p text:style-name="P21"/>
            <text:p text:style-name="P18"><text:span text:style-name="T12">["b", "c"]</text:span></text:p>
            <text:p text:style-name="P18"><text:span text:style-name="T12">[[["L", 0.0, 0.0, "L"], 2], [["R", 1.0, 1.0, "L"], 2], [["R", 0.0, 2.0, "H"], 2], [["S", 2.0, 3.0, "H"], 2]]</text:span></text:p>
          </table:table-cell>
        </table:table-row>
      </table:table>
      <text:p text:style-name="P46"/>
      <text:p text:style-name="P70">The <text:span text:style-name="T22">results for the test case involving multiple decision attributes are nearly identical to the results for the test case involving a single decision attribute, except now the amount of resulting coverings is reduced due to the smaller set of attributes to be considered for coverings.</text:span></text:p>
      <text:p text:style-name="P7"><text:span text:style-name="T28"/></text:p>
      <text:p text:style-name="P7"><text:span text:style-name="T28"/></text:p>
      <text:p text:style-name="P81"><text:span text:style-name="T28">Small Test Dataset – </text:span><text:span text:style-name="T32">Test Case #4</text:span></text:p>
      <text:p text:style-name="P70"/>
      <text:list xml:id="list12720995766635" text:continue-numbering="true" text:style-name="L5">
        <text:list-item>
          <text:p text:style-name="P52"><text:span text:style-name="T19">Multiple</text:span> <text:span text:style-name="T19">d</text:span>ecision <text:span text:style-name="T19">a</text:span>ttribute<text:span text:style-name="T19">s</text:span></text:p>
        </text:list-item>
        <text:list-item>
          <text:p text:style-name="P43">No limit on attributes considered for coverings</text:p>
        </text:list-item>
        <text:list-item>
          <text:p text:style-name="P43">No minimum instance coverage for reported rules</text:p>
        </text:list-item>
        <text:list-item>
          <text:p text:style-name="P48">Redundant rules pruned</text:p>
        </text:list-item>
      </text:list>
      <text:p text:style-name="P49"/>
      <table:table table:name="Table9" table:style-name="Table9">
        <table:table-column table:style-name="Table9.A"/>
        <table:table-row>
          <table:table-cell table:style-name="Table9.A1" office:value-type="string">
            <text:p text:style-name="P74"><text:span text:style-name="T12">Attributes to partition on: ["a", "b", "c", "d"]</text:span></text:p>
            <text:p text:style-name="P21"/>
            <text:p text:style-name="P18"><text:span text:style-name="T12">Decision attributes: ["f"]</text:span></text:p>
            <text:p text:style-name="P18"><text:span text:style-name="T12"><text:tab/>Value: [0.0]<text:tab/>Occurrences: 2</text:span></text:p>
            <text:p text:style-name="P18"><text:span text:style-name="T12"><text:tab/>Value: [1.0]<text:tab/>Occurrences: 2</text:span></text:p>
            <text:p text:style-name="P18"><text:span text:style-name="T12"><text:tab/>Value: [2.0]<text:tab/>Occurrences: 2</text:span></text:p>
            <text:p text:style-name="P18"><text:span text:style-name="T12"><text:tab/>Value: [3.0]<text:tab/>Occurrences: 2</text:span></text:p>
            <text:p text:style-name="P18"><text:span text:style-name="T12">Decision attributes: ["g"]</text:span></text:p>
            <text:p text:style-name="P18"><text:span text:style-name="T12"><text:tab/>Value: ["L"]<text:tab/>Occurrences: 4</text:span></text:p>
            <text:p text:style-name="P18"><text:span text:style-name="T12"><text:tab/>Value: ["H"]<text:tab/>Occurrences: 4</text:span></text:p>
            <text:p text:style-name="P18"><text:span text:style-name="T12">Decision attributes: ["f", "g"]</text:span></text:p>
            <text:p text:style-name="P18"><text:span text:style-name="T12"><text:tab/>Value: [0.0, "L"]<text:tab/>Occurrences: 2</text:span></text:p>
            <text:p text:style-name="P18"><text:span text:style-name="T12"><text:tab/>Value: [1.0, "L"]<text:tab/>Occurrences: 2</text:span></text:p>
            <text:p text:style-name="P18"><text:span text:style-name="T12"><text:tab/>Value: [2.0, "H"]<text:tab/>Occurrences: 2</text:span></text:p>
            <text:p text:style-name="P18"><text:span text:style-name="T12"><text:tab/>Value: [3.0, "H"]<text:tab/>Occurrences: 2</text:span></text:p>
            <text:p text:style-name="P21"/>
            <text:p text:style-name="P18"><text:span text:style-name="T12">Coverings:</text:span></text:p>
            <text:p text:style-name="P18"><text:span text:style-name="T12">["a", "b"]</text:span></text:p>
            <text:p text:style-name="P18"><text:span text:style-name="T12">[[["_", "L", 0.0, "L"], 2], [[0.0, "R", 1.0, "L"], 2], [[1.0, "_", 2.0, "H"], 2], [[2.0, "_", 3.0, "H"], 2]]</text:span></text:p>
            <text:p text:style-name="P21"/>
            <text:p text:style-name="P18"><text:span text:style-name="T12">["a", "c"]</text:span></text:p>
            <text:p text:style-name="P18"><text:span text:style-name="T12">[[[0.0, 0.0, 0.0, "L"], 2], [["_", 1.0, 1.0, "L"], 2], [[1.0, "_", 2.0, "H"], 2], [[2.0, "_", 3.0, "H"], 2]]</text:span></text:p>
            <text:p text:style-name="P21"/>
            <text:p text:style-name="P18"><text:span text:style-name="T12">["b", "c"]</text:span></text:p>
            <text:p text:style-name="P18"><text:span text:style-name="T12">[[["L", "_", 0.0, "L"], 2], [["_", 1.0, 1.0, "L"], 2], [["R", 0.0, 2.0, "H"], 2], [["S", "_", 3.0, "H"], 2]]</text:span></text:p>
          </table:table-cell>
        </table:table-row>
      </table:table>
      <text:p text:style-name="P49"/>
      <text:p text:style-name="P70">The pruned/unpruned results for test cases involving multiple decision attributes also show proper pruning of conditions from the set of antecedents, <text:span text:style-name="T23">in the same vein as the results from the test cases involving a single decision attribute.</text:span></text:p>
      <text:p text:style-name="P70"/>
      <text:p text:style-name="P61"><text:span text:style-name="T29"/></text:p>
      <text:p text:style-name="P78"><text:span text:style-name="T29">Large</text:span><text:span text:style-name="T28"> Test Dataset – </text:span><text:span text:style-name="T30">Test Case #1</text:span></text:p>
      <text:p text:style-name="P61"/>
      <text:list xml:id="list5797580034008496168" text:style-name="L4">
        <text:list-item>
          <text:p text:style-name="P54">Single decision attribute</text:p>
        </text:list-item>
        <text:list-item>
          <text:p text:style-name="P54">Number of attributes considered for coverings limited to <text:span text:style-name="T15">3</text:span></text:p>
        </text:list-item>
        <text:list-item>
          <text:p text:style-name="P54">No minimum instance coverage for reported rules</text:p>
        </text:list-item>
        <text:list-item>
          <text:p text:style-name="P59">Redundant rules not pruned</text:p>
        </text:list-item>
      </text:list>
      <text:p text:style-name="P58"/>
      <table:table table:name="Table6" table:style-name="Table6">
        <table:table-column table:style-name="Table6.A"/>
        <table:table-row>
          <table:table-cell table:style-name="Table6.A1" office:value-type="string">
            <text:p text:style-name="P89">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89"/>
            <text:p text:style-name="P89">Decision attributes: ["a71"]</text:p>
            <text:p text:style-name="P89"><text:tab/>Value: 2.0<text:tab/>Occurrences: 2</text:p>
            <text:p text:style-name="P89"><text:tab/>Value: ?<text:tab/>Occurrences: 5</text:p>
            <text:p text:style-name="P89"><text:tab/>Value: 1.0<text:tab/>Occurrences: 4</text:p>
            <text:p text:style-name="P89"><text:tab/>Value: 0.0<text:tab/>Occurrences: 14</text:p>
            <text:p text:style-name="P89"/>
            <text:p text:style-name="P89">Coverings:</text:p>
            <text:p text:style-name="P89">["a0", "a2", "a69"]</text:p>
            <text:p text:style-name="P89">[[[0.0, "?", "?", "?"], 1], [[0.0, 1.0, "?", 0.0], 1], [[0.0, "?", 0.0, 0.0], 1], [[1.0, "?", 0.0, 0.0], 2], [[1.0, 1.0, "?", "?"], 1], [[1.0, 0.0, 1.0, 0.0], 1], [[0.0, 0.0, 1.0, 2.0], 1], [[0.0, 0.0, "?", "?"], 1], [[1.0, 1.0, 1.0, 1.0], 3], [[1.0, 1.0, 0.0, 1.0], 1], [["?", 0.0, "?", "?"], 1], [["?", "?", 1.0, 2.0], 1], [["?", 0.0, 0.0, 0.0], 1], [["?", "?", 0.0, 0.0], 3], [[0.0, 0.0, 0.0, 0.0], 5], [[1.0, "?", "?", "?"], 1]]</text:p>
            <text:p text:style-name="P89"/>
            <text:p text:style-name="P89">["a0", "a61", "a69"]</text:p>
            <text:p text:style-name="P89">[[["?", 0.0, 1.0, 2.0], 1], [[0.0, 1.0, "?", 0.0], 1], [[1.0, "?", 0.0, 0.0], 2], [[1.0, 1.0, "?", "?"], 2], [[1.0, 0.0, 1.0, 1.0], 3], [[0.0, 0.0, 1.0, 2.0], 1], [["?", 1.0, 0.0, 0.0], 2], [[0.0, 0.0, "?", "?"], 2], [[1.0, 1.0, 0.0, 1.0], 1], [["?", 0.0, "?", "?"], 1], [[1.0, 1.0, 1.0, 0.0], 1], [["?", 0.0, 0.0, 0.0], 2], [[0.0, 0.0, 0.0, 0.0], 4], [[0.0, 1.0, 0.0, 0.0], 2]]</text:p>
            <text:p text:style-name="P89"/>
            <text:p text:style-name="P89">["a1", "a61", "a69"]</text:p>
            <text:p text:style-name="P89">[[["?", 0.0, 1.0, 2.0], 1], [[0.0, 1.0, "?", 0.0], 1], [[1.0, "?", 0.0, 0.0], 2], [[1.0, 1.0, "?", "?"], 2], [[1.0, 0.0, 1.0, 1.0], 3], [[0.0, 0.0, 1.0, 2.0], 1], [[0.0, 1.0, 1.0, 0.0], 1], [["?", 1.0, 0.0, 0.0], 2], [[0.0, 0.0, "?", "?"], 3], [[1.0, 1.0, 0.0, 1.0], 1], [["?", 0.0, 0.0, 0.0], 2], [[0.0, 0.0, 0.0, 0.0], 4], [[0.0, 1.0, 0.0, 0.0], 2]]</text:p>
            <text:p text:style-name="P89"/>
            <text:p text:style-name="P89">["a1", "a69", "a72"]</text:p>
            <text:p text:style-name="P89">[[[0.0, "?", "?", "?"], 3], [[0.0, 1.0, "?", 2.0], 1], [["?", 0.0, 1.0, 0.0], 1], [[1.0, 0.0, 0.0, 1.0], 1], [[1.0, 0.0, 1.0, 0.0], 2], [[1.0, 1.0, 0.0, 1.0], 3], [["?", 1.0, 0.0, 2.0], 1], [[0.0, "?", 1.0, 0.0], 1], [["?", 0.0, 0.0, 0.0], 3], [[0.0, 0.0, 0.0, 0.0], 6], [[0.0, 1.0, 0.0, 0.0], 1], [[1.0, "?", "?", "?"], 2]]</text:p>
            <text:p text:style-name="P89"/>
            <text:p text:style-name="P89">["a2", "a5", "a69"]</text:p>
            <text:p text:style-name="P89">[[[0.0, "?", "?", "?"], 1], [[1.0, 1.0, "?", "?"], 1], [["?", "?", "?", "?"], 1], [["?", 1.0, "?", "?"], 1], [[0.0, 0.0, 1.0, 2.0], 1], [["?", 1.0, 0.0, 0.0], 2], [[0.0, 1.0, 1.0, 0.0], 1], [[0.0, 0.0, "?", "?"], 1], [[1.0, 0.0, "?", 0.0], 1], [[1.0, 1.0, 1.0, 1.0], 3], [[1.0, 1.0, 0.0, 1.0], 1], [["?", "?", 1.0, 2.0], 1], [["?", "?", 0.0, 0.0], 4], [[0.0, 0.0, 0.0, 0.0], 6]]</text:p>
            <text:p text:style-name="P89"/>
            <text:p text:style-name="P89">["a2", "a8", "a69"]</text:p>
            <text:p text:style-name="P89">[[[1.0, "?", 1.0, 1.0], 1], [[1.0, 1.0, "?", 0.0], 1], [[1.0, 0.0, "?", "?"], 1], [[0.0, 1.0, 1.0, 2.0], 1], [["?", 1.0, "?", "?"], 2], [["?", 1.0, 0.0, 0.0], 2], [[0.0, 0.0, "?", "?"], 1], [[0.0, 1.0, "?", "?"], 1], [[1.0, 1.0, 1.0, 1.0], 2], [[1.0, 1.0, 0.0, 1.0], 1], [[0.0, 0.0, 1.0, 0.0], 1], [["?", "?", 1.0, 2.0], 1], [["?", 0.0, 0.0, 0.0], 1], [["?", "?", 0.0, 0.0], 3], [[0.0, 0.0, 0.0, 0.0], 6]]</text:p>
            <text:p text:style-name="P89"/>
            <text:p text:style-name="P89">["a2", "a12", "a69"]</text:p>
            <text:p text:style-name="P89">[[[0.0, "?", 0.0, 0.0], 1], [[1.0, "?", 1.0, 1.0], 1], [[1.0, 1.0, "?", 0.0], 1], [[1.0, 0.0, "?", "?"], 1], [["?", "?", "?", "?"], 1], [[1.0, 0.0, 0.0, 1.0], 1], [[0.0, 0.0, 1.0, 2.0], 1], [["?", 1.0, 0.0, 0.0], 1], [[0.0, 0.0, "?", "?"], 2], [[1.0, 1.0, 1.0, 1.0], 2], [["?", "?", 1.0, 2.0], 1], [[0.0, "?", 1.0, 0.0], 1], [["?", "?", 0.0, 0.0], 2], [["?", 0.0, "?", "?"], 1], [["?", 0.0, 0.0, 0.0], 3], [[0.0, 0.0, 0.0, 0.0], 4], [[0.0, 1.0, 0.0, 0.0], 1]]</text:p>
            <text:p text:style-name="P89"/>
            <text:p text:style-name="P89">["a2", "a16", "a69"]</text:p>
            <text:p text:style-name="P89">[[[0.0, "?", 0.0, 0.0], 1], [[1.0, "?", 1.0, 1.0], 1], [["?", "?", "?", "?"], 1], [[1.0, 0.0, 0.0, 1.0], 1], [[1.0, 0.0, 1.0, 1.0], 2], [[1.0, 2.0, "?", "?"], 1], [[0.0, 0.0, 1.0, 2.0], 1], [["?", 2.0, "?", "?"], 1], [[0.0, 0.0, "?", "?"], 2], [[1.0, 0.0, "?", 0.0], 1], [["?", "?", 1.0, 2.0], 1], [[0.0, "?", 1.0, 0.0], 1], [["?", "?", 0.0, 0.0], 2], [["?", 0.0, 0.0, 0.0], 4], [[0.0, 0.0, 0.0, 0.0], 4], [[0.0, 1.0, 0.0, 0.0], 1]]</text:p>
            <text:p text:style-name="P89"><text:soft-page-break/></text:p>
            <text:p text:style-name="P89">["a2", "a20", "a69"]</text:p>
            <text:p text:style-name="P89">[[[0.0, "?", 0.0, 0.0], 3], [[1.0, "?", 1.0, 1.0], 1], [[1.0, 1.0, "?", 0.0], 1], [[1.0, 0.0, "?", "?"], 1], [[1.0, 0.0, 0.0, 1.0], 1], [["?", 1.0, 1.0, 2.0], 1], [["?", "?", "?", "?"], 2], [[0.0, 1.0, 1.0, 2.0], 1], [["?", 1.0, 0.0, 0.0], 3], [[0.0, 1.0, "?", "?"], 2], [[1.0, 1.0, 1.0, 1.0], 2], [[0.0, "?", 1.0, 0.0], 1], [[0.0, 0.0, 0.0, 0.0], 2], [["?", 0.0, 0.0, 0.0], 3], [[0.0, 1.0, 0.0, 0.0], 1]]</text:p>
            <text:p text:style-name="P89"/>
            <text:p text:style-name="P89">["a2", "a21", "a69"]</text:p>
            <text:p text:style-name="P89">[[["?", 0.0, 1.0, 2.0], 1], [["?", 2.0, 0.0, 0.0], 2], [[0.0, "?", 0.0, 0.0], 2], [[0.0, 2.0, 0.0, 0.0], 1], [[1.0, 2.0, 1.0, 1.0], 1], [[1.0, "?", 1.0, 1.0], 2], [[1.0, 0.0, 0.0, 1.0], 1], [[1.0, "?", "?", 0.0], 1], [["?", "?", "?", "?"], 2], [[0.0, 2.0, "?", "?"], 1], [[0.0, 1.0, 1.0, 2.0], 1], [[1.0, 2.0, "?", "?"], 1], [["?", 1.0, 0.0, 0.0], 1], [[0.0, 1.0, "?", "?"], 1], [["?", 0.0, 0.0, 0.0], 2], [["?", "?", 0.0, 0.0], 1], [[0.0, "?", 1.0, 0.0], 1], [[0.0, 0.0, 0.0, 0.0], 3]]</text:p>
            <text:p text:style-name="P89"/>
            <text:p text:style-name="P89">["a2", "a22", "a69"]</text:p>
            <text:p text:style-name="P89">[[[1.0, 2.0, 0.0, 1.0], 1], [[0.0, 2.0, 1.0, 0.0], 1], [[0.0, "?", "?", "?"], 1], [[0.0, 2.0, 0.0, 0.0], 1], [["?", 2.0, 0.0, 0.0], 2], [[0.0, "?", 0.0, 0.0], 1], [["?", 2.0, 1.0, 2.0], 1], [[1.0, 0.0, 1.0, 1.0], 2], [[1.0, 2.0, "?", "?"], 1], [[0.0, 0.0, "?", "?"], 1], [[1.0, 9.0, 1.0, 1.0], 1], [[0.0, 0.0, 1.0, 2.0], 1], [["?", 2.0, "?", "?"], 1], [["?", 1.0, 0.0, 0.0], 1], [[1.0, 0.0, "?", 0.0], 1], [["?", 0.0, "?", "?"], 1], [["?", 0.0, 0.0, 0.0], 2], [["?", "?", 0.0, 0.0], 1], [[0.0, 0.0, 0.0, 0.0], 2], [[0.0, 1.0, 0.0, 0.0], 2]]</text:p>
            <text:p text:style-name="P89"/>
            <text:p text:style-name="P89">["a2", "a23", "a69"]</text:p>
            <text:p text:style-name="P89">[[[0.0, "?", "?", "?"], 1], [[0.0, "?", 0.0, 0.0], 1], [[1.0, "?", 1.0, 1.0], 1], [[1.0, 1.0, "?", 0.0], 1], [[1.0, 0.0, "?", "?"], 1], [[1.0, 0.0, 0.0, 1.0], 1], [[1.0, 0.0, 1.0, 1.0], 2], [[0.0, 0.0, "?", "?"], 1], [[0.0, 0.0, 1.0, 2.0], 1], [["?", "?", 1.0, 2.0], 1], [[0.0, "?", 1.0, 0.0], 1], [["?", "?", 0.0, 0.0], 2], [["?", 0.0, "?", "?"], 2], [["?", 0.0, 0.0, 0.0], 4], [[0.0, 0.0, 0.0, 0.0], 4], [[0.0, 1.0, 0.0, 0.0], 1]]</text:p>
            <text:p text:style-name="P89"/>
            <text:p text:style-name="P89">["a2", "a25", "a69"]</text:p>
            <text:p text:style-name="P89">[[[0.0, "?", "?", "?"], 1], [[0.0, "?", 0.0, 0.0], 1], [[1.0, "?", 1.0, 1.0], 1], [[1.0, 1.0, "?", 0.0], 1], [[1.0, 0.0, "?", "?"], 1], [[1.0, 0.0, 0.0, 1.0], 1], [[1.0, 0.0, 1.0, 1.0], 2], [[0.0, 0.0, "?", "?"], 1], [[0.0, 0.0, 1.0, 2.0], 1], [["?", "?", 1.0, 2.0], 1], [[0.0, "?", 1.0, 0.0], 1], [["?", "?", 0.0, 0.0], 2], [["?", 0.0, "?", "?"], 2], [["?", 0.0, 0.0, 0.0], 4], [[0.0, 0.0, 0.0, 0.0], 4], [[0.0, 1.0, 0.0, 0.0], 1]]</text:p>
            <text:p text:style-name="P89"/>
            <text:p text:style-name="P89">["a2", "a51", "a69"]</text:p>
            <text:p text:style-name="P89">[[["?", 2.0, 0.0, 0.0], 4], [[0.0, 2.0, 0.0, 0.0], 1], [[1.0, 1.0, "?", 0.0], 1], [[0.0, 2.0, "?", "?"], 1], [["?", 1.0, 1.0, 2.0], 1], [["?", 1.0, "?", "?"], 1], [[1.0, 2.0, "?", "?"], 1], [[0.0, 1.0, 1.0, 0.0], 1], [["?", 2.0, "?", "?"], 1], [["?", 1.0, 0.0, 0.0], 2], [[0.0, 0.0, "?", "?"], 1], [[1.0, 1.0, 1.0, 1.0], 3], [[1.0, 1.0, 0.0, 1.0], 1], [[0.0, 2.0, 1.0, 2.0], 1], [[0.0, 0.0, 0.0, 0.0], 1], [[0.0, 1.0, 0.0, 0.0], 4]]</text:p>
            <text:p text:style-name="P89"/>
            <text:p text:style-name="P89">["a2", "a56", "a69"]</text:p>
            <text:p text:style-name="P89">[[[1.0, 1.0, "?", 0.0], 1], [[1.0, 0.0, "?", "?"], 1], [[1.0, 0.0, 0.0, 1.0], 1], [["?", 1.0, 1.0, 2.0], 1], [[0.0, 1.0, 1.0, 2.0], 1], [["?", 1.0, "?", "?"], 1], [[1.0, 0.0, 1.0, 1.0], 2], [["?", 1.0, 0.0, 0.0], 3], [[0.0, 0.0, "?", "?"], 1], [[0.0, 1.0, "?", "?"], 1], [[1.0, 1.0, 1.0, 1.0], 1], [[0.0, 0.0, 1.0, 0.0], 1], [["?", 0.0, "?", "?"], 1], [["?", 0.0, 0.0, 0.0], 3], [[0.0, 0.0, 0.0, 0.0], 5], [[0.0, 1.0, 0.0, 0.0], 1]]</text:p>
            <text:p text:style-name="P89"/>
            <text:p text:style-name="P89">["a2", "a69", "a72"]</text:p>
            <text:p text:style-name="P89">[[[0.0, "?", "?", "?"], 2], [[0.0, 1.0, "?", 2.0], 1], [["?", 0.0, 1.0, 0.0], 2], [[1.0, 0.0, 0.0, 1.0], 1], [["?", "?", "?", "?"], 2], [[1.0, "?", 1.0, 0.0], 1], [[1.0, 1.0, 0.0, 1.0], 3], [["?", 1.0, 0.0, 2.0], 1], [[0.0, 0.0, 1.0, 0.0], 1], [["?", 0.0, 0.0, 0.0], 4], [[0.0, 0.0, 0.0, 0.0], 5], [[0.0, 1.0, 0.0, 0.0], 1], [[1.0, "?", "?", "?"], 1]]</text:p>
            <text:p text:style-name="P89"/>
            <text:p text:style-name="P89">["a3", "a4", "a69"]</text:p>
            <text:p text:style-name="P89">[[[0.0, "?", "?", "?"], 2], [[0.0, 1.0, "?", 0.0], 1], [[0.0, "?", 0.0, 0.0], 2], [[1.0, 1.0, "?", "?"], 1], [[0.0, 0.0, 1.0, 2.0], 1], [["?", 1.0, 0.0, 0.0], 2], [[0.0, 1.0, 1.0, 0.0], 1], [[0.0, 0.0, "?", "?"], 1], [[1.0, 1.0, 1.0, 1.0], 3], [[1.0, 1.0, 0.0, 1.0], 1], [["?", "?", 1.0, 2.0], 1], [["?", "?", 0.0, 0.0], 3], [[0.0, 0.0, 0.0, 0.0], 5], [[1.0, "?", "?", "?"], 1]]</text:p>
            <text:p text:style-name="P89"/>
            <text:p text:style-name="P89">["a3", "a12", "a69"]</text:p>
            <text:p text:style-name="P89">[[[0.0, "?", "?", "?"], 1], [[0.0, 1.0, "?", 0.0], 1], [[0.0, "?", 0.0, 0.0], 1], [[1.0, "?", 1.0, 1.0], 1], [[1.0, 0.0, "?", "?"], 2], [[1.0, 0.0, 0.0, 1.0], 1], [[0.0, 0.0, 1.0, 2.0], 1], [["?", 1.0, 0.0, 0.0], 1], [[0.0, 0.0, "?", "?"], 2], [[1.0, 1.0, 1.0, 1.0], 2], [["?", "?", 1.0, 2.0], 1], [[0.0, "?", 1.0, 0.0], 1], [["?", "?", 0.0, 0.0], 2], [["?", 0.0, 0.0, 0.0], 2], [[0.0, 0.0, 0.0, 0.0], 5], [[0.0, 1.0, 0.0, 0.0], 1]]</text:p>
            <text:p text:style-name="P89"/>
            <text:p text:style-name="P89">["a3", "a23", "a69"]</text:p>
            <text:p text:style-name="P89">[[[0.0, 1.0, "?", 0.0], 1], [[0.0, "?", "?", "?"], 1], [[0.0, "?", 0.0, 0.0], 1], [[1.0, "?", 1.0, 1.0], 1], [[1.0, 0.0, "?", "?"], 2], [[1.0, 0.0, 0.0, 1.0], 1], [[1.0, 0.0, 1.0, 1.0], 2], [[0.0, 0.0, "?", "?"], 2], [[0.0, 0.0, 1.0, 2.0], 1], [["?", "?", 1.0, 2.0], 1], [[0.0, "?", 1.0, 0.0], 1], [["?", "?", 0.0, 0.0], 2], [["?", 0.0, 0.0, 0.0], 3], [[0.0, 0.0, 0.0, 0.0], 5], [[0.0, 1.0, 0.0, 0.0], 1]]</text:p>
            <text:p text:style-name="P89"><text:soft-page-break/></text:p>
            <text:p text:style-name="P89">["a3", "a25", "a69"]</text:p>
            <text:p text:style-name="P89">[[[0.0, 1.0, "?", 0.0], 1], [[0.0, "?", "?", "?"], 1], [[0.0, "?", 0.0, 0.0], 1], [[1.0, "?", 1.0, 1.0], 1], [[1.0, 0.0, "?", "?"], 2], [[1.0, 0.0, 0.0, 1.0], 1], [[1.0, 0.0, 1.0, 1.0], 2], [[0.0, 0.0, "?", "?"], 2], [[0.0, 0.0, 1.0, 2.0], 1], [["?", "?", 1.0, 2.0], 1], [[0.0, "?", 1.0, 0.0], 1], [["?", "?", 0.0, 0.0], 2], [["?", 0.0, 0.0, 0.0], 3], [[0.0, 0.0, 0.0, 0.0], 5], [[0.0, 1.0, 0.0, 0.0], 1]]</text:p>
            <text:p text:style-name="P89"/>
            <text:p text:style-name="P89">["a3", "a61", "a69"]</text:p>
            <text:p text:style-name="P89">[[["?", 0.0, 1.0, 2.0], 1], [[0.0, 1.0, "?", 0.0], 1], [[1.0, 1.0, "?", "?"], 2], [[1.0, 0.0, 1.0, 1.0], 3], [[0.0, 0.0, 1.0, 2.0], 1], [[0.0, 1.0, 1.0, 0.0], 1], [["?", 1.0, 0.0, 0.0], 1], [[0.0, 0.0, "?", "?"], 3], [[1.0, 1.0, 0.0, 1.0], 1], [["?", "?", 0.0, 0.0], 2], [["?", 0.0, 0.0, 0.0], 2], [[0.0, 0.0, 0.0, 0.0], 4], [[0.0, 1.0, 0.0, 0.0], 3]]</text:p>
            <text:p text:style-name="P89"/>
            <text:p text:style-name="P89">["a3", "a69", "a72"]</text:p>
            <text:p text:style-name="P89">[[[0.0, "?", "?", "?"], 3], [[0.0, 1.0, "?", 2.0], 1], [["?", 0.0, 1.0, 0.0], 2], [[1.0, 0.0, 0.0, 1.0], 1], [[1.0, 1.0, 0.0, 1.0], 3], [["?", 1.0, 0.0, 2.0], 1], [[0.0, 0.0, 1.0, 0.0], 1], [[0.0, "?", 1.0, 0.0], 1], [["?", 0.0, 0.0, 0.0], 3], [[0.0, 0.0, 0.0, 0.0], 6], [[0.0, 1.0, 0.0, 0.0], 1], [[1.0, "?", "?", "?"], 2]]</text:p>
            <text:p text:style-name="P89"/>
            <text:p text:style-name="P89">["a4", "a22", "a69"]</text:p>
            <text:p text:style-name="P89">[[[1.0, 2.0, 0.0, 1.0], 1], [[1.0, 2.0, 1.0, 0.0], 1], [[0.0, "?", "?", "?"], 1], [[0.0, 2.0, 0.0, 0.0], 1], [["?", 2.0, 0.0, 0.0], 2], [[0.0, "?", 0.0, 0.0], 1], [["?", 2.0, 1.0, 2.0], 1], [[1.0, 0.0, 0.0, 0.0], 2], [[1.0, 0.0, 1.0, 1.0], 2], [[1.0, 2.0, "?", "?"], 1], [[1.0, 9.0, 1.0, 1.0], 1], [[0.0, 0.0, 1.0, 2.0], 1], [["?", 2.0, "?", "?"], 1], [["?", 1.0, 0.0, 0.0], 1], [[1.0, 0.0, "?", 0.0], 1], [["?", 0.0, "?", "?"], 2], [["?", 0.0, 0.0, 0.0], 1], [["?", "?", 0.0, 0.0], 1], [[0.0, 0.0, 0.0, 0.0], 1], [[0.0, 1.0, 0.0, 0.0], 2]]</text:p>
            <text:p text:style-name="P89"/>
            <text:p text:style-name="P89">["a5", "a22", "a69"]</text:p>
            <text:p text:style-name="P89">[[[1.0, 2.0, 0.0, 1.0], 1], [[1.0, 2.0, 1.0, 0.0], 1], [[0.0, "?", "?", "?"], 1], [[0.0, 2.0, 0.0, 0.0], 1], [["?", 2.0, 0.0, 0.0], 2], [[0.0, "?", 0.0, 0.0], 1], [["?", 2.0, 1.0, 2.0], 1], [[1.0, 0.0, 0.0, 0.0], 2], [[1.0, 0.0, 1.0, 1.0], 2], [[1.0, 2.0, "?", "?"], 2], [[1.0, 9.0, 1.0, 1.0], 1], [[0.0, 0.0, 1.0, 2.0], 1], [["?", 1.0, 0.0, 0.0], 1], [[0.0, 0.0, "?", 0.0], 1], [["?", 0.0, "?", "?"], 2], [["?", "?", 0.0, 0.0], 1], [[0.0, 0.0, 0.0, 0.0], 2], [[0.0, 1.0, 0.0, 0.0], 2]]</text:p>
            <text:p text:style-name="P89"/>
            <text:p text:style-name="P89">["a5", "a61", "a69"]</text:p>
            <text:p text:style-name="P89">[[["?", 0.0, 1.0, 2.0], 1], [[0.0, 1.0, "?", 0.0], 1], [[1.0, "?", 0.0, 0.0], 2], [[1.0, 1.0, "?", "?"], 2], [[1.0, 0.0, 1.0, 1.0], 3], [[0.0, 0.0, 1.0, 2.0], 1], [["?", 1.0, 0.0, 0.0], 2], [[0.0, 0.0, "?", "?"], 1], [[1.0, 1.0, 0.0, 1.0], 1], [["?", 0.0, "?", "?"], 2], [[1.0, 1.0, 1.0, 0.0], 1], [["?", 0.0, 0.0, 0.0], 2], [[0.0, 0.0, 0.0, 0.0], 4], [[0.0, 1.0, 0.0, 0.0], 2]]</text:p>
          </table:table-cell>
        </table:table-row>
      </table:table>
      <text:p text:style-name="P58"/>
      <text:p text:style-name="P65">Even with a limit of 3 attributes to be considered for coverings, the Large Test Dataset still produced a massive amount of coverings and rules for those coverings (increasing the limit on attributes considered for coverings from 3 to 4 would have increased the length of the output in this document by about 290 pages). This is far too much data to process manually, however, enabling pruning with the same option set used for this test case should be sufficient to verify the results.</text:p>
      <text:p text:style-name="P65"/>
      <text:p text:style-name="P63"><text:span text:style-name="T29"/></text:p>
      <text:p text:style-name="P79"><text:span text:style-name="T29">Large</text:span><text:span text:style-name="T28"> Test Dataset – </text:span><text:span text:style-name="T30">Test Case #2</text:span></text:p>
      <text:p text:style-name="P63"><text:span text:style-name="T30"/></text:p>
      <text:list xml:id="list12721795765118" text:continue-numbering="true" text:style-name="L4">
        <text:list-item>
          <text:p text:style-name="P53">Single decision attribute</text:p>
        </text:list-item>
        <text:list-item>
          <text:p text:style-name="P53">Number of attributes considered for coverings limited to <text:span text:style-name="T15">3</text:span></text:p>
        </text:list-item>
        <text:list-item>
          <text:p text:style-name="P53">No minimum instance coverage for reported rules</text:p>
        </text:list-item>
        <text:list-item>
          <text:p text:style-name="P53">Redundant rules pruned</text:p>
        </text:list-item>
      </text:list>
      <text:p text:style-name="P57"/>
      <table:table table:name="Table5" table:style-name="Table5">
        <table:table-column table:style-name="Table5.A"/>
        <table:table-row>
          <table:table-cell table:style-name="Table5.A1" office:value-type="string">
            <text:p text:style-name="P72">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26"/>
            <text:p text:style-name="P26">Decision attributes: ["a71"]</text:p>
            <text:p text:style-name="P26"><text:tab/>Value: [2.0]<text:tab/>Occurrences: 2</text:p>
            <text:p text:style-name="P26"><text:tab/>Value: [1.0]<text:tab/>Occurrences: 4</text:p>
            <text:p text:style-name="P26"><text:tab/>Value: [0.0]<text:tab/>Occurrences: 14</text:p>
            <text:p text:style-name="P26"><text:tab/>Value: [“?”]<text:tab/>Occurrences: 5</text:p>
            <text:p text:style-name="P26"/>
            <text:p text:style-name="P26">Coverings:</text:p>
            <text:p text:style-name="P26">["a0", "a2", "a69"]</text:p>
            <text:p text:style-name="P26">[[["?", "_", 0.0, 0.0], 4], [["?", "_", "?", "?"], 1], [["_", "?", "?", "?"], 2], [[1.0, 0.0, "_", 0.0], 1], [[1.0, "_", "?", "?"], 1], [[0.0, 1.0, "_", 0.0], 1], [["?", "_", 1.0, 2.0], 1], [[0.0, "_", 1.0, 2.0], 1], [["_", 0.0, "?", "?"], 1], [["_", 1.0, 1.0, 1.0], 3], [["_", 1.0, 0.0, 1.0], 1], [[0.0, "_", 0.0, 0.0], 6], [["_", "?", 0.0, 0.0], 2]]</text:p>
            <text:p text:style-name="P26"/>
            <text:p text:style-name="P26">["a0", "a61", "a69"]</text:p>
            <text:p text:style-name="P26">[[["?", "_", 0.0, 0.0], 4], [["?", "_", "?", "?"], 1], [[1.0, "_", "?", "?"], 2], [[1.0, 0.0, "_", 1.0], 3], [[0.0, 1.0, "_", 0.0], 3], [["?", "_", 1.0, 2.0], 1], [[0.0, "_", 1.0, 2.0], 1], [["_", 0.0, "?", "?"], 2], [[1.0, 1.0, 0.0, 1.0], 1], [["_", 1.0, 1.0, 0.0], 1], [[0.0, "_", 0.0, 0.0], 4], [["_", "?", "_", 0.0], 2]]</text:p>
            <text:p text:style-name="P26"/>
            <text:p text:style-name="P26">["a1", "a61", "a69"]</text:p>
            <text:p text:style-name="P26">[[["?", "_", 0.0, 0.0], 4], [[1.0, "_", "?", "?"], 2], [[1.0, 0.0, "_", 1.0], 3], [[0.0, 1.0, "_", 0.0], 4], [["?", "_", 1.0, 2.0], 1], [[0.0, 0.0, 1.0, 2.0], 1], [["_", 0.0, "?", "?"], 3], [[1.0, 1.0, 0.0, 1.0], 1], [[0.0, "_", 0.0, 0.0], 4], [["_", "?", "_", 0.0], 2]]</text:p>
            <text:p text:style-name="P26"/>
            <text:p text:style-name="P26">["a1", "a69", "a72"]</text:p>
            <text:p text:style-name="P26">[[["?", 0.0, "_", 0.0], 4], [["_", "?", "?", "?"], 5], [[1.0, "_", 0.0, 1.0], 4], [["?", 1.0, "_", 2.0], 1], [["_", "_", 1.0, 0.0], 3], [["_", 1.0, "?", 2.0], 1], [[0.0, 0.0, "_", 0.0], 6], [[0.0, "_", 0.0, 0.0], 1]]</text:p>
            <text:p text:style-name="P26"/>
            <text:p text:style-name="P26">["a2", "a5", "a69"]</text:p>
            <text:p text:style-name="P26">[[["?", "_", 0.0, 0.0], 6], [[0.0, "?", "_", "?"], 1], [[1.0, 0.0, "_", 0.0], 1], [["_", 1.0, "?", "?"], 2], [["?", "_", 1.0, 2.0], 1], [["_", 0.0, 1.0, 2.0], 1], [[0.0, 1.0, "_", 0.0], 1], [[0.0, "_", "?", "?"], 1], [[1.0, "_", 1.0, 1.0], 3], [[1.0, "_", 0.0, 1.0], 1], [["?", "_", "?", "?"], 1], [[0.0, "_", 0.0, 0.0], 6]]</text:p>
            <text:p text:style-name="P26"/>
            <text:p text:style-name="P26">["a2", "a8", "a69"]</text:p>
            <text:p text:style-name="P26">[[["?", 0.0, "_", 0.0], 1], [["?", "_", 0.0, 0.0], 5], [[0.0, "_", "?", "?"], 2], [[0.0, 1.0, 1.0, 2.0], 1], [["?", "_", 1.0, 2.0], 1], [["?", "_", "?", "?"], 2], [[1.0, "_", 1.0, 1.0], 3], [[1.0, "_", 0.0, 1.0], 1], [["_", 0.0, 1.0, 0.0], 1], [[1.0, 1.0, "?", 0.0], 1], [[0.0, "_", 0.0, 0.0], 6], [[1.0, 0.0, "_", "?"], 1]]</text:p>
            <text:p text:style-name="P26"/>
            <text:p text:style-name="P26">["a2", "a12", "a69"]</text:p>
            <text:p text:style-name="P26">[[["?", "_", 0.0, 0.0], 6], [["?", "_", "?", "?"], 2], [[1.0, "_", 0.0, 1.0], 1], [["?", "_", 1.0, 2.0], 1], [["_", 0.0, 1.0, 2.0], 1], [[0.0, "_", "?", "?"], 2], [[1.0, "_", 1.0, 1.0], 3], [[0.0, "?", "_", 0.0], 2], [["_", 1.0, "?", 0.0], 1], [[0.0, "_", 0.0, 0.0], 5], [["_", 0.0, "?", "?"], 1]]</text:p>
            <text:p text:style-name="P26"/>
            <text:p text:style-name="P26">["a2", "a16", "a69"]</text:p>
            <text:p text:style-name="P26">[[["?", "_", 0.0, 0.0], 6], [[1.0, 0.0, "?", 0.0], 1], [[1.0, "_", 0.0, 1.0], 1], [["_", 2.0, "_", "?"], 2], [[1.0, "_", 1.0, 1.0], 3], [["?", "_", 1.0, 2.0], 1], [[0.0, 0.0, 1.0, 2.0], 1], [[0.0, "_", "?", "?"], 2], [[0.0, "?", "_", 0.0], 2], [["?", "_", "?", "?"], 1], [[0.0, "_", 0.0, 0.0], 5]]</text:p>
            <text:p text:style-name="P26"/>
            <text:p text:style-name="P26">["a2", "a20", "a69"]</text:p>
            <text:p text:style-name="P26">[[["?", 0.0, "_", 0.0], 3], [["?", "_", 0.0, 0.0], 3], [[1.0, "_", 0.0, 1.0], 1], [[0.0, "_", "?", "?"], 2], [[0.0, 1.0, 1.0, 2.0], 1], [["?", "_", 1.0, 2.0], 1], [[1.0, "_", 1.0, 1.0], 3], [[0.0, "?", "_", 0.0], 4], [[1.0, 1.0, "?", 0.0], 1], [[0.0, 0.0, "_", 0.0], 2], [["?", "?", "_", "?"], 2], [["_", 0.0, "?", "?"], 1], [[0.0, "_", 0.0, 0.0], 1]]</text:p>
            <text:p text:style-name="P26"/>
            <text:p text:style-name="P26"><text:soft-page-break/>["a2", "a21", "a69"]</text:p>
            <text:p text:style-name="P26">[[["?", "_", 0.0, 0.0], 6], [[0.0, "_", 0.0, 0.0], 6], [[1.0, "_", 1.0, 1.0], 3], [[0.0, "_", "?", "?"], 2], [[1.0, 0.0, "_", 1.0], 1], [["_", 1.0, 1.0, 2.0], 1], [["?", "_", 1.0, 2.0], 1], [["_", 2.0, "?", "?"], 1], [[0.0, "?", "_", 0.0], 1], [[1.0, "?", "?", 0.0], 1], [["?", "_", "?", "?"], 2]]</text:p>
            <text:p text:style-name="P26"/>
            <text:p text:style-name="P26">["a2", "a22", "a69"]</text:p>
            <text:p text:style-name="P26">[[[1.0, "_", 0.0, 1.0], 1], [["?", "_", 0.0, 0.0], 6], [[0.0, 2.0, "_", 0.0], 2], [["?", "_", "?", "?"], 2], [[0.0, "_", "?", "?"], 2], [[1.0, 0.0, "?", 0.0], 1], [[1.0, "_", 1.0, 1.0], 3], [[0.0, 0.0, 1.0, 2.0], 1], [["_", 2.0, "?", "?"], 1], [["?", "_", 1.0, 2.0], 1], [[0.0, "_", 0.0, 0.0], 5]]</text:p>
            <text:p text:style-name="P26"/>
            <text:p text:style-name="P26">["a2", "a23", "a69"]</text:p>
            <text:p text:style-name="P26">[[["?", "_", 0.0, 0.0], 6], [["?", "_", "?", "?"], 2], [[0.0, "_", "?", "?"], 2], [[1.0, "_", 0.0, 1.0], 1], [[1.0, "_", 1.0, 1.0], 3], [["?", "_", 1.0, 2.0], 1], [[0.0, 0.0, 1.0, 2.0], 1], [[0.0, "?", 1.0, 0.0], 1], [["_", 1.0, "_", 0.0], 2], [[0.0, "_", 0.0, 0.0], 5], [["_", 0.0, "?", "?"], 1]]</text:p>
            <text:p text:style-name="P26"/>
            <text:p text:style-name="P26">["a2", "a25", "a69"]</text:p>
            <text:p text:style-name="P26">[[["?", "_", 0.0, 0.0], 6], [["?", "_", "?", "?"], 2], [[0.0, "_", "?", "?"], 2], [[1.0, "_", 0.0, 1.0], 1], [[1.0, "_", 1.0, 1.0], 3], [["?", "_", 1.0, 2.0], 1], [[0.0, 0.0, 1.0, 2.0], 1], [[0.0, "?", 1.0, 0.0], 1], [["_", 1.0, "_", 0.0], 2], [[0.0, "_", 0.0, 0.0], 5], [["_", 0.0, "?", "?"], 1]]</text:p>
            <text:p text:style-name="P26"/>
            <text:p text:style-name="P26">["a2", "a51", "a69"]</text:p>
            <text:p text:style-name="P26">[[[0.0, "_", 0.0, 0.0], 6], [["?", "_", 0.0, 0.0], 6], [["?", "_", "?", "?"], 2], [["?", "_", 1.0, 2.0], 1], [[0.0, 1.0, "_", 0.0], 1], [[1.0, 2.0, "_", "?"], 1], [[0.0, "_", "?", "?"], 2], [[1.0, "_", 1.0, 1.0], 3], [[1.0, "_", 0.0, 1.0], 1], [[1.0, 1.0, "?", 0.0], 1], [["_", 2.0, 1.0, 2.0], 1]]</text:p>
            <text:p text:style-name="P26"/>
            <text:p text:style-name="P26">["a2", "a56", "a69"]</text:p>
            <text:p text:style-name="P26">[[["?", "_", 0.0, 0.0], 6], [["?", "_", "?", "?"], 2], [[0.0, "_", "?", "?"], 2], [[1.0, "_", 0.0, 1.0], 1], [[0.0, 1.0, 1.0, 2.0], 1], [[1.0, "_", 1.0, 1.0], 3], [["?", "_", 1.0, 2.0], 1], [[0.0, 0.0, 1.0, 0.0], 1], [[1.0, 1.0, "?", 0.0], 1], [[0.0, "_", 0.0, 0.0], 6], [["_", 0.0, "?", "?"], 1]]</text:p>
            <text:p text:style-name="P26"/>
            <text:p text:style-name="P26">["a2", "a69", "a72"]</text:p>
            <text:p text:style-name="P26">[[["?", 0.0, "_", 0.0], 6], [[0.0, "?", "_", "?"], 2], [[1.0, 0.0, "_", 1.0], 1], [["?", 1.0, "_", 2.0], 1], [["_", "_", 1.0, 0.0], 2], [["_", 1.0, "?", 2.0], 1], [[1.0, "_", "?", "?"], 1], [[1.0, 1.0, "_", 1.0], 3], [["?", "?", "_", "?"], 2], [[0.0, 0.0, "_", 0.0], 5], [[0.0, "_", 0.0, 0.0], 1]]</text:p>
            <text:p text:style-name="P26"/>
            <text:p text:style-name="P26">["a3", "a4", "a69"]</text:p>
            <text:p text:style-name="P26">[[["?", "_", 0.0, 0.0], 5], [["_", "?", "?", "?"], 3], [[1.0, "_", "?", "?"], 1], [[0.0, 1.0, "_", 0.0], 2], [["?", "_", 1.0, 2.0], 1], [["_", 0.0, 1.0, 2.0], 1], [["_", 0.0, "?", "?"], 1], [[1.0, "_", 1.0, 1.0], 3], [[1.0, "_", 0.0, 1.0], 1], [[0.0, "_", 0.0, 0.0], 7]]</text:p>
            <text:p text:style-name="P26"/>
            <text:p text:style-name="P26">["a3", "a12", "a69"]</text:p>
            <text:p text:style-name="P26">[[["?", "_", 0.0, 0.0], 5], [["_", "?", "?", "?"], 1], [[1.0, "_", 0.0, 1.0], 1], [[0.0, 1.0, "_", 0.0], 2], [["?", "_", 1.0, 2.0], 1], [["_", 0.0, 1.0, 2.0], 1], [["_", 0.0, "?", "?"], 4], [[1.0, 1.0, "_", 1.0], 2], [[0.0, "?", 1.0, 0.0], 1], [[0.0, "_", 0.0, 0.0], 6], [[1.0, "?", "_", 1.0], 1]]</text:p>
            <text:p text:style-name="P26"/>
            <text:p text:style-name="P26">["a3", "a23", "a69"]</text:p>
            <text:p text:style-name="P26">[[["?", "_", 0.0, 0.0], 5], [["_", "?", "?", "?"], 1], [[1.0, "_", 0.0, 1.0], 1], [[1.0, "_", 1.0, 1.0], 3], [["_", 1.0, "_", 0.0], 2], [["?", "_", 1.0, 2.0], 1], [[0.0, 0.0, 1.0, 2.0], 1], [["_", 0.0, "?", "?"], 4], [[0.0, "?", 1.0, 0.0], 1], [[0.0, "_", 0.0, 0.0], 6]]</text:p>
            <text:p text:style-name="P26"/>
            <text:p text:style-name="P26">["a3", "a25", "a69"]</text:p>
            <text:p text:style-name="P26">[[["?", "_", 0.0, 0.0], 5], [["_", "?", "?", "?"], 1], [[1.0, "_", 0.0, 1.0], 1], [[1.0, "_", 1.0, 1.0], 3], [["_", 1.0, "_", 0.0], 2], [["?", "_", 1.0, 2.0], 1], [[0.0, 0.0, 1.0, 2.0], 1], [["_", 0.0, "?", "?"], 4], [[0.0, "?", 1.0, 0.0], 1], [[0.0, "_", 0.0, 0.0], 6]]</text:p>
            <text:p text:style-name="P26"/>
            <text:p text:style-name="P26">["a3", "a61", "a69"]</text:p>
            <text:p text:style-name="P26">[[["_", "?", "_", 0.0], 2], [["?", "_", 0.0, 0.0], 3], [[1.0, "_", "?", "?"], 2], [[1.0, 0.0, "_", 1.0], 3], [[0.0, 1.0, "_", 0.0], 5], [["?", "_", 1.0, 2.0], 1], [[0.0, 0.0, 1.0, 2.0], 1], [["_", 0.0, "?", "?"], 3], [[1.0, "_", 0.0, 1.0], 1], [[0.0, "_", 0.0, 0.0], 4]]</text:p>
            <text:p text:style-name="P26"/>
            <text:p text:style-name="P26">["a3", "a69", "a72"]</text:p>
            <text:p text:style-name="P26">[[["?", 0.0, "_", 0.0], 5], [["_", "?", "?", "?"], 5], [[1.0, 0.0, "_", 1.0], 1], [["?", 1.0, "_", 2.0], 1], [["_", 1.0, "?", 2.0], 1], [[1.0, 1.0, "_", 1.0], 3], [["_", "_", 1.0, 0.0], 2], [[0.0, 0.0, "_", 0.0], 6], [[0.0, "_", 0.0, 0.0], 1]]</text:p>
            <text:p text:style-name="P26"/>
            <text:p text:style-name="P26">["a4", "a22", "a69"]</text:p>
            <text:p text:style-name="P26">[[[1.0, 2.0, 0.0, 1.0], 1], [[1.0, 2.0, 1.0, 0.0], 1], [["?", "_", 0.0, 0.0], 5], [["?", "_", "?", "?"], 3], [[0.0, 2.0, "_", 0.0], 1], [[0.0, "_", "?", "?"], 1], [[1.0, 0.0, "?", 0.0], 1], [["_", 0.0, 0.0, 0.0], 3], [[1.0, 0.0, 1.0, 1.0], 2], [["_", 9.0, "_", 1.0], 1], [[0.0, "_", 1.0, 2.0], 1], [["_", 2.0, "?", "?"], 1], [["?", "_", 1.0, 2.0], 1], [[0.0, "_", 0.0, 0.0], 3]]</text:p>
            <text:p text:style-name="P26"/>
            <text:p text:style-name="P26">["a5", "a22", "a69"]</text:p>
            <text:p text:style-name="P26">[[[1.0, 2.0, 0.0, 1.0], 1], [[1.0, 2.0, 1.0, 0.0], 1], [["?", "?", "_", 0.0], 1], [["?", 0.0, "_", "?"], 2], [[0.0, 2.0, "_", 0.0], 1], [[0.0, 0.0, "?", 0.0], 1], [["_", 1.0, "_", 0.0], 3], [["_", "?", <text:soft-page-break/>"?", "?"], 1], [["?", "_", 0.0, 0.0], 2], [["_", 0.0, 0.0, 0.0], 4], [[1.0, 0.0, 1.0, 1.0], 2], [["_", 9.0, "_", 1.0], 1], [[0.0, "_", 1.0, 2.0], 1], [[1.0, "_", "?", "?"], 2], [["?", "_", 1.0, 2.0], 1], [[0.0, "_", 0.0, 0.0], 1]]</text:p>
            <text:p text:style-name="P26"/>
            <text:p text:style-name="P26">["a5", "a61", "a69"]</text:p>
            <text:p text:style-name="P26">[[["?", "_", 0.0, 0.0], 4], [["?", "_", "?", "?"], 2], [[1.0, "_", "?", "?"], 2], [[1.0, 0.0, "_", 1.0], 3], [[0.0, 1.0, "_", 0.0], 3], [["?", "_", 1.0, 2.0], 1], [[0.0, "_", 1.0, 2.0], 1], [["_", 0.0, "?", "?"], 1], [[1.0, 1.0, 0.0, 1.0], 1], [["_", 1.0, 1.0, 0.0], 1], [[0.0, "_", 0.0, 0.0], 4], [["_", "?", "_", 0.0], 2]]</text:p>
          </table:table-cell>
        </table:table-row>
      </table:table>
      <text:p text:style-name="P57"/>
      <text:p text:style-name="P66">Consider the following rules produced from the following covering in the unpruned test results:</text:p>
      <text:p text:style-name="P2"/>
      <text:p text:style-name="P87">["a0", "a2", "a69"]</text:p>
      <text:p text:style-name="P87">[[0.0, 0.0, 0.0, 0.0], 5], [[0.0, "?", 0.0, 0.0], 1]</text:p>
      <text:p text:style-name="P17"/>
      <text:p text:style-name="P66">Notice how the condition on the antecedent <text:span text:style-name="T17">a2</text:span> was removed during the pruning process and the rules were combined in the pruned test results:</text:p>
      <text:p text:style-name="P66"/>
      <text:p text:style-name="P23">["a0", "a2", "a69"]</text:p>
      <text:p text:style-name="P24">[[0.0, "_", 0.0, 0.0], 6]</text:p>
      <text:p text:style-name="P24"/>
      <text:p text:style-name="P28">Further examination of the results of the unpruned and pruned tests for the Large Test Dataset will show that the rules <text:span text:style-name="T18">induced from the coverings are correctly combined when pruning is enabled.</text:span></text:p>
      <text:p text:style-name="P28"/>
      <text:p text:style-name="P63"><text:span text:style-name="T29"/></text:p>
      <text:p text:style-name="P79"><text:span text:style-name="T29">Large</text:span><text:span text:style-name="T28"> Test Dataset – </text:span><text:span text:style-name="T30">Test Case #3</text:span></text:p>
      <text:p text:style-name="P63"><text:span text:style-name="T30"/></text:p>
      <text:list xml:id="list12720515730229" text:continue-numbering="true" text:style-name="L4">
        <text:list-item>
          <text:p text:style-name="P55"><text:span text:style-name="T24">Multiple</text:span> decision attribute<text:span text:style-name="T24">s</text:span></text:p>
        </text:list-item>
        <text:list-item>
          <text:p text:style-name="P55">Number of attributes considered for coverings limited to <text:span text:style-name="T15">3</text:span></text:p>
        </text:list-item>
        <text:list-item>
          <text:p text:style-name="P55">No minimum instance coverage for reported rules</text:p>
        </text:list-item>
        <text:list-item>
          <text:p text:style-name="P36"><text:s/><text:tab/>Redundant rules <text:span text:style-name="T24">not </text:span>pruned</text:p>
        </text:list-item>
      </text:list>
      <text:p text:style-name="P38"/>
      <table:table table:name="Table14" table:style-name="Table14">
        <table:table-column table:style-name="Table14.A"/>
        <table:table-row>
          <table:table-cell table:style-name="Table14.A1" office:value-type="string">
            <text:p text:style-name="P90">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text:p>
            <text:p text:style-name="P90"/>
            <text:p text:style-name="P90">Decision attributes: ["a71"]</text:p>
            <text:p text:style-name="P90"><text:tab/>Value: [2.0]<text:tab/>Occurrences: 2</text:p>
            <text:p text:style-name="P90"><text:tab/>Value: [1.0]<text:tab/>Occurrences: 4</text:p>
            <text:p text:style-name="P90"><text:tab/>Value: [0.0]<text:tab/>Occurrences: 14</text:p>
            <text:p text:style-name="P90"><text:tab/>Value: [“?”]<text:tab/>Occurrences: 5</text:p>
            <text:p text:style-name="P90">Decision attributes: ["a77"]</text:p>
            <text:p text:style-name="P90"><text:tab/>Value: [1.0]<text:tab/>Occurrences: 2</text:p>
            <text:p text:style-name="P90"><text:tab/>Value: [0.0]<text:tab/>Occurrences: 23</text:p>
            <text:p text:style-name="P90">Decision attributes: ["a71", "a77"]</text:p>
            <text:p text:style-name="P90"><text:tab/>Value: [“?”, 0.0]<text:tab/>Occurrences: 5</text:p>
            <text:p text:style-name="P90"><text:tab/>Value: [2.0, 0.0]<text:tab/>Occurrences: 2</text:p>
            <text:p text:style-name="P90"><text:tab/>Value: [0.0, 1.0]<text:tab/>Occurrences: 2</text:p>
            <text:p text:style-name="P90"><text:tab/>Value: [0.0, 0.0]<text:tab/>Occurrences: 12</text:p>
            <text:p text:style-name="P90"><text:tab/>Value: [1.0, 0.0]<text:tab/>Occurrences: 4</text:p>
            <text:p text:style-name="P90"/>
            <text:p text:style-name="P90">Coverings:</text:p>
            <text:p text:style-name="P90">["a0", "a2", "a69"]</text:p>
            <text:p text:style-name="P90">[[[0.0, 0.0, "?", "?", 0.0], 1], [[0.0, 0.0, 1.0, 2.0, 0.0], 1], [[1.0, 1.0, 0.0, 1.0, 0.0], 1], [[0.0, "?", "?", "?", 0.0], 1], [[1.0, 0.0, 1.0, 0.0, 0.0], 1], [[1.0, 1.0, 1.0, 1.0, 0.0], 3], [[1.0, "?", 0.0, 0.0, 1.0], 2], [["?", "?", 0.0, 0.0, 0.0], 3], [[0.0, 0.0, 0.0, 0.0, 0.0], 5], [["?", "?", 1.0, 2.0, 0.0], 1], [[1.0, "?", "?", "?", 0.0], 1], [["?", 0.0, "?", "?", 0.0], 1], [[1.0, 1.0, "?", "?", 0.0], 1], [[0.0, "?", 0.0, 0.0, 0.0], 1], [["?", 0.0, 0.0, 0.0, 0.0], 1], [[0.0, 1.0, "?", 0.0, 0.0], 1]]</text:p>
            <text:p text:style-name="P90"/>
            <text:p text:style-name="P90">["a0", "a61", "a69"]</text:p>
            <text:p text:style-name="P90">[[[0.0, 0.0, "?", "?", 0.0], 2], [[0.0, 0.0, 1.0, 2.0, 0.0], 1], [[1.0, 1.0, 0.0, 1.0, 0.0], 1], [["?", 0.0, 1.0, 2.0, 0.0], 1], [[1.0, "?", 0.0, 0.0, 1.0], 2], [[0.0, 0.0, 0.0, 0.0, 0.0], 4], [["?", 0.0, "?", "?", 0.0], 1], [[1.0, 1.0, 1.0, 0.0, 0.0], 1], [["?", 1.0, 0.0, 0.0, 0.0], 2], [[1.0, 1.0, "?", "?", 0.0], 2], [[1.0, 0.0, 1.0, 1.0, 0.0], 3], [["?", 0.0, 0.0, 0.0, 0.0], 2], [[0.0, 1.0, 0.0, 0.0, 0.0], 2], [[0.0, 1.0, "?", 0.0, 0.0], 1]]</text:p>
            <text:p text:style-name="P90"/>
            <text:p text:style-name="P90">["a1", "a61", "a69"]</text:p>
            <text:p text:style-name="P90">[[[0.0, 1.0, 1.0, 0.0, 0.0], 1], [[0.0, 0.0, "?", "?", 0.0], 3], [[0.0, 0.0, 1.0, 2.0, 0.0], 1], [[1.0, 1.0, 0.0, 1.0, 0.0], 1], [["?", 0.0, 1.0, 2.0, 0.0], 1], [[1.0, "?", 0.0, 0.0, 1.0], 2], [[0.0, 0.0, 0.0, 0.0, 0.0], 4], [["?", 1.0, 0.0, 0.0, 0.0], 2], [[1.0, 1.0, "?", "?", 0.0], 2], [[1.0, 0.0, 1.0, 1.0, 0.0], 3], [["?", 0.0, 0.0, 0.0, 0.0], 2], [[0.0, 1.0, 0.0, 0.0, 0.0], 2], [[0.0, 1.0, "?", 0.0, 0.0], 1]]</text:p>
            <text:p text:style-name="P90"/>
            <text:p text:style-name="P90">["a1", "a69", "a72"]</text:p>
            <text:p text:style-name="P90">[[["?", 1.0, 0.0, 2.0, 0.0], 1], [[0.0, "?", 1.0, 0.0, 0.0], 1], [[0.0, 1.0, "?", 2.0, 0.0], 1], [[1.0, 1.0, 0.0, 1.0, 0.0], 3], [[1.0, 0.0, 1.0, 0.0, 1.0], 2], [[0.0, "?", "?", "?", 0.0], 3], [[0.0, 0.0, 0.0, 0.0, 0.0], 6], [[1.0, 0.0, 0.0, 1.0, 0.0], 1], [[1.0, "?", "?", "?", 0.0], 2], [["?", 0.0, 1.0, 0.0, 0.0], 1], [["?", 0.0, 0.0, 0.0, 0.0], 3], [[0.0, 1.0, 0.0, 0.0, 0.0], 1]]</text:p>
            <text:p text:style-name="P90"/>
            <text:p text:style-name="P90">["a2", "a5", "a69"]</text:p>
            <text:p text:style-name="P90">[[[0.0, 1.0, 1.0, 0.0, 0.0], 1], [[0.0, 0.0, "?", "?", 0.0], 1], [[0.0, 0.0, 1.0, 2.0, 0.0], 1], [[1.0, 1.0, 0.0, 1.0, 0.0], 1], [[0.0, "?", "?", "?", 0.0], 1], [[1.0, 1.0, 1.0, 1.0, 0.0], 3], [["?", 1.0, 0.0, 0.0, 1.0], 2], [["?", "?", 0.0, 0.0, 0.0], 4], [[0.0, 0.0, 0.0, 0.0, 0.0], 6], [["?", "?", "?", "?", 0.0], 1], [["?", "?", 1.0, 2.0, 0.0], 1], [["?", 1.0, "?", "?", 0.0], 1], [[1.0, 1.0, "?", "?", 0.0], 1], [[1.0, 0.0, "?", 0.0, 0.0], 1]]</text:p>
            <text:p text:style-name="P90"/>
            <text:p text:style-name="P90">["a2", "a22", "a69"]</text:p>
            <text:p text:style-name="P90">[[["?", 2.0, 1.0, 2.0, 0.0], 1], [[0.0, 0.0, "?", "?", 0.0], 1], [[1.0, 2.0, 0.0, 1.0, 0.0], 1], [[0.0, 2.0, 0.0, 0.0, 0.0], 1], [["?", 0.0, 0.0, 0.0, 1.0], 2], [[0.0, 2.0, 1.0, 0.0, 0.0], 1], [[1.0, 9.0, 1.0, 1.0, 0.0], 1], [[0.0, 0.0, 1.0, 2.0, 0.0], 1], [["?", 2.0, "?", "?", 0.0], 1], [["?", 2.0, 0.0, 0.0, 0.0], 2], [[0.0, "?", "?", "?", 0.0], 1], [["?", "?", 0.0, 0.0, 0.0], 1], [[0.0, 0.0, 0.0, 0.0, 0.0], 2], [["?", 0.0, "?", "?", 0.0], 1], [["?", 1.0, 0.0, 0.0, 0.0], 1], [[1.0, 0.0, 1.0, 1.0, <text:soft-page-break/>0.0], 2], [[1.0, 0.0, "?", 0.0, 0.0], 1], [[1.0, 2.0, "?", "?", 0.0], 1], [[0.0, "?", 0.0, 0.0, 0.0], 1], [[0.0, 1.0, 0.0, 0.0, 0.0], 2]]</text:p>
            <text:p text:style-name="P90"/>
            <text:p text:style-name="P90">["a2", "a69", "a72"]</text:p>
            <text:p text:style-name="P90">[[["?", 1.0, 0.0, 2.0, 0.0], 1], [[1.0, "?", 1.0, 0.0, 0.0], 1], [[0.0, 1.0, "?", 2.0, 0.0], 1], [[1.0, 1.0, 0.0, 1.0, 0.0], 3], [["?", 0.0, 1.0, 0.0, 1.0], 2], [[0.0, "?", "?", "?", 0.0], 2], [[0.0, 0.0, 1.0, 0.0, 0.0], 1], [[0.0, 0.0, 0.0, 0.0, 0.0], 5], [[1.0, 0.0, 0.0, 1.0, 0.0], 1], [["?", "?", "?", "?", 0.0], 2], [[1.0, "?", "?", "?", 0.0], 1], [["?", 0.0, 0.0, 0.0, 0.0], 4], [[0.0, 1.0, 0.0, 0.0, 0.0], 1]]</text:p>
            <text:p text:style-name="P90"/>
            <text:p text:style-name="P90">["a3", "a4", "a69"]</text:p>
            <text:p text:style-name="P90">[[[0.0, 1.0, 1.0, 0.0, 0.0], 1], [[0.0, 0.0, "?", "?", 0.0], 1], [[0.0, 0.0, 1.0, 2.0, 0.0], 1], [[1.0, 1.0, 0.0, 1.0, 0.0], 1], [[0.0, "?", "?", "?", 0.0], 2], [[1.0, 1.0, 1.0, 1.0, 0.0], 3], [["?", 1.0, 0.0, 0.0, 1.0], 2], [["?", "?", 0.0, 0.0, 0.0], 3], [[0.0, 0.0, 0.0, 0.0, 0.0], 5], [["?", "?", 1.0, 2.0, 0.0], 1], [[1.0, "?", "?", "?", 0.0], 1], [[1.0, 1.0, "?", "?", 0.0], 1], [[0.0, "?", 0.0, 0.0, 0.0], 2], [[0.0, 1.0, "?", 0.0, 0.0], 1]]</text:p>
            <text:p text:style-name="P90"/>
            <text:p text:style-name="P90">["a3", "a61", "a69"]</text:p>
            <text:p text:style-name="P90">[[[0.0, 1.0, 1.0, 0.0, 0.0], 1], [[0.0, 0.0, "?", "?", 0.0], 3], [[0.0, 0.0, 1.0, 2.0, 0.0], 1], [["?", "?", 0.0, 0.0, 1.0], 2], [[1.0, 1.0, 0.0, 1.0, 0.0], 1], [["?", 0.0, 1.0, 2.0, 0.0], 1], [[0.0, 0.0, 0.0, 0.0, 0.0], 4], [["?", 1.0, 0.0, 0.0, 0.0], 1], [[1.0, 1.0, "?", "?", 0.0], 2], [[1.0, 0.0, 1.0, 1.0, 0.0], 3], [["?", 0.0, 0.0, 0.0, 0.0], 2], [[0.0, 1.0, "?", 0.0, 0.0], 1], [[0.0, 1.0, 0.0, 0.0, 0.0], 3]]</text:p>
            <text:p text:style-name="P90"/>
            <text:p text:style-name="P90">["a3", "a69", "a72"]</text:p>
            <text:p text:style-name="P90">[[["?", 1.0, 0.0, 2.0, 0.0], 1], [[0.0, "?", 1.0, 0.0, 0.0], 1], [[0.0, 1.0, "?", 2.0, 0.0], 1], [[1.0, 1.0, 0.0, 1.0, 0.0], 3], [["?", 0.0, 1.0, 0.0, 1.0], 2], [[0.0, "?", "?", "?", 0.0], 3], [[0.0, 0.0, 1.0, 0.0, 0.0], 1], [[0.0, 0.0, 0.0, 0.0, 0.0], 6], [[1.0, 0.0, 0.0, 1.0, 0.0], 1], [[1.0, "?", "?", "?", 0.0], 2], [["?", 0.0, 0.0, 0.0, 0.0], 3], [[0.0, 1.0, 0.0, 0.0, 0.0], 1]]</text:p>
            <text:p text:style-name="P90"/>
            <text:p text:style-name="P90">["a4", "a22", "a69"]</text:p>
            <text:p text:style-name="P90">[[["?", 2.0, 1.0, 2.0, 0.0], 1], [[1.0, 2.0, 0.0, 1.0, 0.0], 1], [[0.0, 2.0, 0.0, 0.0, 0.0], 1], [[1.0, 9.0, 1.0, 1.0, 0.0], 1], [[0.0, 0.0, 1.0, 2.0, 0.0], 1], [["?", 2.0, "?", "?", 0.0], 1], [[1.0, 0.0, 0.0, 0.0, 1.0], 2], [["?", 2.0, 0.0, 0.0, 0.0], 2], [[0.0, "?", "?", "?", 0.0], 1], [["?", "?", 0.0, 0.0, 0.0], 1], [[0.0, 0.0, 0.0, 0.0, 0.0], 1], [["?", 0.0, "?", "?", 0.0], 2], [["?", 1.0, 0.0, 0.0, 0.0], 1], [[1.0, 0.0, 1.0, 1.0, 0.0], 2], [[1.0, 0.0, "?", 0.0, 0.0], 1], [["?", 0.0, 0.0, 0.0, 0.0], 1], [[1.0, 2.0, "?", "?", 0.0], 1], [[0.0, "?", 0.0, 0.0, 0.0], 1], [[1.0, 2.0, 1.0, 0.0, 0.0], 1], [[0.0, 1.0, 0.0, 0.0, 0.0], 2]]</text:p>
            <text:p text:style-name="P90"/>
            <text:p text:style-name="P90">["a5", "a22", "a69"]</text:p>
            <text:p text:style-name="P90">[[["?", 2.0, 1.0, 2.0, 0.0], 1], [[1.0, 2.0, 0.0, 1.0, 0.0], 1], [[0.0, 2.0, 0.0, 0.0, 0.0], 1], [[1.0, 9.0, 1.0, 1.0, 0.0], 1], [[0.0, 0.0, 1.0, 2.0, 0.0], 1], [[1.0, 0.0, 0.0, 0.0, 1.0], 2], [["?", 2.0, 0.0, 0.0, 0.0], 2], [[0.0, "?", "?", "?", 0.0], 1], [[0.0, 0.0, "?", 0.0, 0.0], 1], [["?", "?", 0.0, 0.0, 0.0], 1], [[0.0, 0.0, 0.0, 0.0, 0.0], 2], [["?", 0.0, "?", "?", 0.0], 2], [["?", 1.0, 0.0, 0.0, 0.0], 1], [[1.0, 0.0, 1.0, 1.0, 0.0], 2], [[1.0, 2.0, "?", "?", 0.0], 2], [[0.0, "?", 0.0, 0.0, 0.0], 1], [[1.0, 2.0, 1.0, 0.0, 0.0], 1], [[0.0, 1.0, 0.0, 0.0, 0.0], 2]]</text:p>
            <text:p text:style-name="P90"/>
            <text:p text:style-name="P90">["a5", "a61", "a69"]</text:p>
            <text:p text:style-name="P90">[[[0.0, 0.0, "?", "?", 0.0], 1], [[0.0, 0.0, 1.0, 2.0, 0.0], 1], [[1.0, 1.0, 0.0, 1.0, 0.0], 1], [["?", 0.0, 1.0, 2.0, 0.0], 1], [[1.0, "?", 0.0, 0.0, 1.0], 2], [[0.0, 0.0, 0.0, 0.0, 0.0], 4], [["?", 0.0, "?", "?", 0.0], 2], [[1.0, 1.0, 1.0, 0.0, 0.0], 1], [["?", 1.0, 0.0, 0.0, 0.0], 2], [[1.0, 1.0, "?", "?", 0.0], 2], [[1.0, 0.0, 1.0, 1.0, 0.0], 3], [["?", 0.0, 0.0, 0.0, 0.0], 2], [[0.0, 1.0, "?", 0.0, 0.0], 1], [[0.0, 1.0, 0.0, 0.0, 0.0], 2]]</text:p>
          </table:table-cell>
        </table:table-row>
      </table:table>
      <text:p text:style-name="P38"/>
      <text:p text:style-name="P35">The results from this test case are fairly similar to the results from <text:span text:style-name="T8">Large</text:span><text:span text:style-name="T9"> Test Dataset – </text:span><text:span text:style-name="T10">Test Case #</text:span><text:span text:style-name="T2">1, with slight variations due to the addition of another decision attribute. In the same manner as </text:span><text:span text:style-name="T8">Large</text:span><text:span text:style-name="T9"> Test Dataset – </text:span><text:span text:style-name="T10">Test Case #</text:span><text:span text:style-name="T2">1, the results of this test case will be compared to pruned results using the same option set in the next test case.</text:span></text:p>
      <text:p text:style-name="P64"><text:span text:style-name="T29"/></text:p>
      <text:p text:style-name="P80"><text:span text:style-name="T29">Large</text:span><text:span text:style-name="T28"> Test Dataset – </text:span><text:span text:style-name="T30">Test Case #</text:span><text:span text:style-name="T31">4</text:span></text:p>
      <text:p text:style-name="P64"><text:span text:style-name="T30"/></text:p>
      <text:list xml:id="list12722331682187" text:continue-numbering="true" text:style-name="L4">
        <text:list-item>
          <text:p text:style-name="P55"><text:span text:style-name="T24">Multiple</text:span> decision attribute<text:span text:style-name="T24">s</text:span></text:p>
        </text:list-item>
        <text:list-item>
          <text:p text:style-name="P55">Number of attributes considered for coverings limited to <text:span text:style-name="T15">3</text:span></text:p>
        </text:list-item>
        <text:list-item>
          <text:p text:style-name="P55">No minimum instance coverage for reported rules</text:p>
        </text:list-item>
        <text:list-item>
          <text:p text:style-name="P36"><text:s/><text:tab/>Redundant rules<text:span text:style-name="T24"> </text:span>pruned</text:p>
        </text:list-item>
      </text:list>
      <text:p text:style-name="P38"/>
      <table:table table:name="Table15" table:style-name="Table15">
        <table:table-column table:style-name="Table15.A"/>
        <table:table-row>
          <table:table-cell table:style-name="Table15.A1" office:value-type="string">
            <text:p text:style-name="P93">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text:p>
            <text:p text:style-name="P93"/>
            <text:p text:style-name="P93">Decision attributes: ["a71"]</text:p>
            <text:p text:style-name="P93"><text:tab/>Value: <text:span text:style-name="T36">[</text:span>2.0<text:span text:style-name="T36">]</text:span><text:tab/>Occurrences: 2</text:p>
            <text:p text:style-name="P93"><text:tab/>Value: <text:span text:style-name="T36">[</text:span>1.0<text:span text:style-name="T36">]</text:span><text:tab/>Occurrences: 4</text:p>
            <text:p text:style-name="P93"><text:tab/>Value: <text:span text:style-name="T36">[</text:span>0.0<text:span text:style-name="T36">]</text:span><text:tab/>Occurrences: 14</text:p>
            <text:p text:style-name="P93"><text:tab/>Value: <text:span text:style-name="T36">[“</text:span>?”<text:span text:style-name="T36">]</text:span><text:tab/>Occurrences: 5</text:p>
            <text:p text:style-name="P93">Decision attributes: ["a77"]</text:p>
            <text:p text:style-name="P93"><text:tab/>Value: <text:span text:style-name="T36">[</text:span>1.0<text:span text:style-name="T36">]</text:span><text:tab/>Occurrences: 2</text:p>
            <text:p text:style-name="P93"><text:tab/>Value: <text:span text:style-name="T36">[</text:span>0.0<text:span text:style-name="T36">]</text:span><text:tab/>Occurrences: 23</text:p>
            <text:p text:style-name="P93">Decision attributes: ["a71", "a77"]</text:p>
            <text:p text:style-name="P93"><text:tab/>Value: <text:span text:style-name="T36">[“</text:span>?”, 0.0<text:span text:style-name="T36">]</text:span><text:tab/>Occurrences: 5</text:p>
            <text:p text:style-name="P93"><text:tab/>Value: <text:span text:style-name="T36">[</text:span>2.0, 0.0<text:span text:style-name="T36">]</text:span><text:tab/>Occurrences: 2</text:p>
            <text:p text:style-name="P93"><text:tab/>Value: <text:span text:style-name="T36">[</text:span>0.0, 1.0<text:span text:style-name="T36">]</text:span><text:tab/>Occurrences: 2</text:p>
            <text:p text:style-name="P93"><text:tab/>Value: <text:span text:style-name="T36">[</text:span>0.0, 0.0<text:span text:style-name="T36">]</text:span><text:tab/>Occurrences: 12</text:p>
            <text:p text:style-name="P93"><text:tab/>Value: <text:span text:style-name="T36">[</text:span>1.0, 0.0<text:span text:style-name="T36">]</text:span><text:tab/>Occurrences: 4</text:p>
            <text:p text:style-name="P93"/>
            <text:p text:style-name="P93">Coverings:</text:p>
            <text:p text:style-name="P93">["a0", "a2", "a69"]</text:p>
            <text:p text:style-name="P93">[[[1.0, "?", 0.0, 0.0, 1.0], 2], [["_", "?", "?", "?", 0.0], 2], [["?", "_", 1.0, 2.0, 0.0], 1], [["_", 0.0, "?", "?", 0.0], 2], [[0.0, "_", 1.0, 2.0, 0.0], 1], [["_", 1.0, 0.0, 1.0, 0.0], 1], [[1.0, "_", "?", "?", 0.0], 1], [[1.0, 0.0, "_", 0.0, 0.0], 1], [["_", 1.0, 1.0, 1.0, 0.0], 3], [[0.0, "_", 0.0, 0.0, 0.0], 6], [[0.0, 1.0, "_", 0.0, 0.0], 1], [["?", "_", 0.0, 0.0, 0.0], 4]]</text:p>
            <text:p text:style-name="P93"/>
            <text:p text:style-name="P93">["a0", "a61", "a69"]</text:p>
            <text:p text:style-name="P93">[[["_", "?", "_", 0.0, 1.0], 2], [["_", 0.0, "?", "?", 0.0], 3], [[0.0, "_", 1.0, 2.0, 0.0], 1], [["?", "_", 1.0, 2.0, 0.0], 1], [["?", 1.0, "_", 0.0, 0.0], 2], [[1.0, 1.0, 0.0, 1.0, 0.0], 1], [[1.0, "_", "?", "?", 0.0], 2], [[0.0, "_", 0.0, 0.0, 0.0], 6], [[0.0, 1.0, "_", 0.0, 0.0], 1], [["_", 1.0, 1.0, 0.0, 0.0], 1], [[1.0, 0.0, "_", 1.0, 0.0], 3], [["?", "_", 0.0, 0.0, 0.0], 2]]</text:p>
            <text:p text:style-name="P93"/>
            <text:p text:style-name="P93">["a1", "a61", "a69"]</text:p>
            <text:p text:style-name="P93">[[["_", "?", "_", 0.0, 1.0], 2], [[0.0, 1.0, "_", 0.0, 0.0], 4], [["_", 0.0, "?", "?", 0.0], 3], [[0.0, 0.0, 1.0, 2.0, 0.0], 1], [["?", "_", 1.0, 2.0, 0.0], 1], [["?", 1.0, "_", 0.0, 0.0], 2], [[1.0, 1.0, 0.0, 1.0, 0.0], 1], [[1.0, "_", "?", "?", 0.0], 2], [[0.0, "_", 0.0, 0.0, 0.0], 4], [[1.0, 0.0, "_", 1.0, 0.0], 3], [["?", "_", 0.0, 0.0, 0.0], 2]]</text:p>
            <text:p text:style-name="P93"/>
            <text:p text:style-name="P93">["a1", "a69", "a72"]</text:p>
            <text:p text:style-name="P93">[[["_", 1.0, "?", 2.0, 0.0], 1], [[1.0, "?", "_", "?", 0.0], 2], [["_", "?", "?", "?", 0.0], 3], [[1.0, 1.0, "_", 1.0, 0.0], 3], [[1.0, "_", 1.0, 0.0, 1.0], 2], [[0.0, 0.0, "_", 0.0, 0.0], 6], [[1.0, "_", 0.0, 1.0, 0.0], 1], [["?", 1.0, "_", 2.0, 0.0], 1], [["?", 0.0, "_", 0.0, 0.0], 4], [[0.0, "_", 1.0, 0.0, 0.0], 1], [[0.0, "_", 0.0, 0.0, 0.0], 1]]</text:p>
            <text:p text:style-name="P93"/>
            <text:p text:style-name="P93">["a2", "a5", "a69"]</text:p>
            <text:p text:style-name="P93">[[["?", "_", "?", "?", 0.0], 2], [[0.0, 1.0, "_", 0.0, 0.0], 1], [[0.0, "?", "_", "?", 0.0], 1], [["?", "_", 1.0, 2.0, 0.0], 1], [[0.0, "_", "?", "?", 0.0], 1], [["_", 0.0, 1.0, 2.0, 0.0], 1], [[1.0, "_", 0.0, 1.0, 0.0], 1], [["_", 1.0, "?", "?", 0.0], 1], [[1.0, "_", 1.0, 1.0, 0.0], 3], [[0.0, "_", 0.0, 0.0, 0.0], 6], [["?", 1.0, 0.0, 0.0, 1.0], 2], [[1.0, 0.0, "_", 0.0, 0.0], 1], [["_", "?", 0.0, 0.0, 0.0], 4]]</text:p>
            <text:p text:style-name="P93"/>
            <text:p text:style-name="P93">["a2", "a22", "a69"]</text:p>
            <text:p text:style-name="P93">[[[0.0, "_", "?", "?", 0.0], 2], [[1.0, "_", 0.0, 1.0, 0.0], 1], [[0.0, 2.0, "_", 0.0, 0.0], 2], [["_", 9.0, "_", 1.0, 0.0], 1], [[0.0, 0.0, 1.0, 2.0, 0.0], 1], [["_", 1.0, "_", 0.0, 0.0], 3], [["?", 2.0, 0.0, 0.0, 0.0], 2], [["?", "_", "?", "?", 0.0], 2], [[0.0, "_", 0.0, 0.0, 0.0], 3], [["?", 0.0, 0.0, 0.0, 1.0], 2], [["_", 2.0, "?", "?", 0.0], 1], [[1.0, 0.0, "?", 0.0, 0.0], 1], [["?", "?", "_", 0.0, 0.0], 1], [[1.0, "_", 1.0, 1.0, 0.0], 2], [["?", "_", 1.0, 2.0, 0.0], 1]]</text:p>
            <text:p text:style-name="P93"/>
            <text:p text:style-name="P93">["a2", "a69", "a72"]</text:p>
            <text:p text:style-name="P93">[[["_", 1.0, "?", 2.0, 0.0], 1], [["?", "?", "_", "?", 0.0], 2], [[1.0, "_", "?", "?", 0.0], 1], [[0.0, "?", "_", "?", 0.0], 2], [[1.0, 1.0, "_", 1.0, 0.0], 3], [[0.0, 0.0, "_", 0.0, 0.0], 6], [[1.0, <text:soft-page-break/>0.0, "_", 1.0, 0.0], 1], [["?", 1.0, "_", 2.0, 0.0], 1], [["?", "_", 1.0, 0.0, 1.0], 2], [[0.0, "_", 0.0, 0.0, 0.0], 1], [[1.0, "_", 1.0, 0.0, 0.0], 1], [["?", 0.0, 0.0, 0.0, 0.0], 4]]</text:p>
            <text:p text:style-name="P93"/>
            <text:p text:style-name="P93">["a3", "a4", "a69"]</text:p>
            <text:p text:style-name="P93">[[[0.0, 1.0, "_", 0.0, 0.0], 2], [["_", "?", "?", "?", 0.0], 3], [["?", "_", 1.0, 2.0, 0.0], 1], [["_", 0.0, "?", "?", 0.0], 1], [["_", 0.0, 1.0, 2.0, 0.0], 1], [[1.0, "_", 0.0, 1.0, 0.0], 1], [[1.0, "_", "?", "?", 0.0], 1], [[1.0, "_", 1.0, 1.0, 0.0], 3], [[0.0, "_", 0.0, 0.0, 0.0], 7], [["?", 1.0, "_", 0.0, 1.0], 2], [["_", "?", 0.0, 0.0, 0.0], 3]]</text:p>
            <text:p text:style-name="P93"/>
            <text:p text:style-name="P93">["a3", "a61", "a69"]</text:p>
            <text:p text:style-name="P93">[[[0.0, 1.0, "_", 0.0, 0.0], 5], [["_", 0.0, "?", "?", 0.0], 3], [[0.0, 0.0, 1.0, 2.0, 0.0], 1], [["?", "_", 1.0, 2.0, 0.0], 1], [["?", 1.0, "_", 0.0, 0.0], 1], [[1.0, "_", 0.0, 1.0, 0.0], 1], [[1.0, "_", "?", "?", 0.0], 2], [[0.0, "_", 0.0, 0.0, 0.0], 4], [[1.0, 0.0, "_", 1.0, 0.0], 3], [["_", "?", "_", 0.0, 1.0], 2], [["_", 0.0, 0.0, 0.0, 0.0], 2]]</text:p>
            <text:p text:style-name="P93"/>
            <text:p text:style-name="P93">["a3", "a69", "a72"]</text:p>
            <text:p text:style-name="P93">[[["_", 1.0, "?", 2.0, 0.0], 1], [[1.0, "?", "_", "?", 0.0], 2], [["_", "?", "?", "?", 0.0], 3], [[1.0, 1.0, "_", 1.0, 0.0], 3], [[0.0, 0.0, "_", 0.0, 0.0], 7], [[1.0, 0.0, "_", 1.0, 0.0], 1], [["?", 1.0, "_", 2.0, 0.0], 1], [[0.0, "_", 1.0, 0.0, 0.0], 1], [["?", "_", 1.0, 0.0, 1.0], 2], [[0.0, "_", 0.0, 0.0, 0.0], 1], [["?", 0.0, 0.0, 0.0, 0.0], 3]]</text:p>
            <text:p text:style-name="P93"/>
            <text:p text:style-name="P93">["a4", "a22", "a69"]</text:p>
            <text:p text:style-name="P93">[[[1.0, 2.0, 0.0, 1.0, 0.0], 1], [[0.0, 2.0, "_", 0.0, 0.0], 1], [[0.0, "_", "?", "?", 0.0], 1], [["_", 9.0, "_", 1.0, 0.0], 1], [[0.0, "_", 1.0, 2.0, 0.0], 1], [["_", 1.0, "_", 0.0, 0.0], 3], [[1.0, 0.0, 0.0, 0.0, 1.0], 2], [["?", "_", 0.0, 0.0, 0.0], 4], [["?", "_", "?", "?", 0.0], 3], [[0.0, "_", 0.0, 0.0, 0.0], 2], [["_", 2.0, "?", "?", 0.0], 1], [[1.0, 0.0, "?", 0.0, 0.0], 1], [[1.0, 0.0, 1.0, 1.0, 0.0], 2], [["?", "_", 1.0, 2.0, 0.0], 1], [[1.0, 2.0, 1.0, 0.0, 0.0], 1]]</text:p>
            <text:p text:style-name="P93"/>
            <text:p text:style-name="P93">["a5", "a22", "a69"]</text:p>
            <text:p text:style-name="P93">[[[1.0, 2.0, 0.0, 1.0, 0.0], 1], [[0.0, 2.0, "_", 0.0, 0.0], 1], [["_", "?", "?", "?", 0.0], 1], [["_", 9.0, "_", 1.0, 0.0], 1], [[0.0, "_", 1.0, 2.0, 0.0], 1], [["_", 1.0, "_", 0.0, 0.0], 3], [[1.0, 0.0, 0.0, 0.0, 1.0], 2], [["?", "_", 0.0, 0.0, 0.0], 3], [[0.0, "_", 0.0, 0.0, 0.0], 3], [[0.0, 0.0, "?", 0.0, 0.0], 1], [[1.0, "_", "?", "?", 0.0], 2], [[1.0, 0.0, 1.0, 1.0, 0.0], 2], [["?", "_", 1.0, 2.0, 0.0], 1], [["?", 0.0, "_", "?", 0.0], 2], [[1.0, 2.0, 1.0, 0.0, 0.0], 1]]</text:p>
            <text:p text:style-name="P93"/>
            <text:p text:style-name="P93">["a5", "a61", "a69"]</text:p>
            <text:p text:style-name="P93">[[["_", "?", "_", 0.0, 1.0], 2], [["_", 0.0, "?", "?", 0.0], 3], [[0.0, "_", 1.0, 2.0, 0.0], 1], [["?", "_", 1.0, 2.0, 0.0], 1], [["?", 1.0, "_", 0.0, 0.0], 2], [[1.0, 1.0, 0.0, 1.0, 0.0], 1], [[1.0, "_", "?", "?", 0.0], 2], [[0.0, "_", 0.0, 0.0, 0.0], 6], [[0.0, 1.0, "_", 0.0, 0.0], 1], [["_", 1.0, 1.0, 0.0, 0.0], 1], [[1.0, 0.0, "_", 1.0, 0.0], 3], [["?", "_", 0.0, 0.0, 0.0], 2]]</text:p>
          </table:table-cell>
        </table:table-row>
      </table:table>
      <text:p text:style-name="P38"/>
      <text:p text:style-name="P31"><text:span text:style-name="T18">A</text:span>s with <text:span text:style-name="T8">Large</text:span><text:span text:style-name="T9"> Test Dataset – </text:span><text:span text:style-name="T10">Test Case #</text:span><text:span text:style-name="T11">3</text:span> involving a single decision attribute, the results from Large Test Dataset using multiple decision attributes also results in correct pruning. <text:span text:style-name="T25">Consider the rules from the following unpruned covering:</text:span></text:p>
      <text:p text:style-name="P30"/>
      <text:p text:style-name="P88">["a2", "a22", "a69"]</text:p>
      <text:p text:style-name="P97"><text:span text:style-name="T25">[[0.0, 2.0, 0.0, 0.0, 0.0], 1], [[0.0, 0.0, 0.0, 0.0, 0.0], 2], [[0.0, "?", 0.0, 0.0, 0.0], 1],</text:span></text:p>
      <text:p text:style-name="P97"><text:span text:style-name="T25">[[0.0, 1.0, 0.0, 0.0, 0.0], 2]</text:span></text:p>
      <text:p text:style-name="P98"/>
      <text:p text:style-name="P102"><text:span text:style-name="T25">N</text:span>ow, notice that not all of these rules are grouped into the same pruned rule, as evidenced by the coverage value of the following pruned rule:</text:p>
      <text:p text:style-name="P102"/>
      <text:p text:style-name="P100">[[0.0, "_", 0.0, 0.0, 0.0], 3]</text:p>
      <text:p text:style-name="P100"/>
      <text:p text:style-name="P103">This is because the rules are grouped with pruned rules according to the order in which the original rules are generated. The coverage count shown above for the pruned rule, while not ideal, is still correct, as evidenced by the rule groupings shown below:</text:p>
      <text:p text:style-name="P103"/>
      <text:p text:style-name="P91">["a2", "a22", "a69"]</text:p>
      <text:p text:style-name="P99"><text:span text:style-name="T25">[[0.0, 0.0, 0.0, 0.0, 0.0], 2], [[0.0, "?", 0.0, 0.0, 0.0], 1] ==&gt; [[0.0, "_", 0.0, 0.0, 0.0], 3]</text:span></text:p>
      <text:p text:style-name="P99"><text:span text:style-name="T25">[[0.0, 2.0, 0.0, 0.0, 0.0], 1], [[0.0, 2.0, 1.0, 0.0, 0.0], 1] ==&gt; [[0.0, 2.0, "_", 0.0, 0.0], 2]</text:span></text:p>
      <text:p text:style-name="P92"><text:span text:style-name="T34">[[0.0, 1.0, 0.0, 0.0, 0.0], 2], [["?", 1.0, 0.0, 0.0, 0.0], 1] ==&gt; [["_", 1.0, "_", 0.0, 0.0], 3]</text:span></text:p>
      <text:p text:style-name="P101"/>
      <text:p text:style-name="P29"><text:span text:style-name="T29"/></text:p>
      <text:p text:style-name="P86"><text:span text:style-name="T29">Large</text:span><text:span text:style-name="T28"> Test Dataset – </text:span><text:span text:style-name="T30">Test Case #</text:span><text:span text:style-name="T31">5</text:span></text:p>
      <text:p text:style-name="P62"/>
      <text:list xml:id="list12721789168099" text:continue-numbering="true" text:style-name="L4">
        <text:list-item>
          <text:p text:style-name="P56"><text:span text:style-name="T27">Single</text:span> decision attribute</text:p>
        </text:list-item>
        <text:list-item>
          <text:p text:style-name="P56">Number of attributes considered for coverings limited to <text:span text:style-name="T15">3</text:span></text:p>
        </text:list-item>
        <text:list-item>
          <text:p text:style-name="P56"><text:span text:style-name="T27">M</text:span>inimum instance coverage for reported rules <text:span text:style-name="T27">set to 3</text:span></text:p>
        </text:list-item>
        <text:list-item>
          <text:p text:style-name="P37"><text:s/><text:tab/>Redundant rules<text:span text:style-name="T24"> not </text:span>pruned</text:p>
        </text:list-item>
      </text:list>
      <text:p text:style-name="P39"/>
      <table:table table:name="Table10" table:style-name="Table10">
        <table:table-column table:style-name="Table10.A"/>
        <table:table-row>
          <table:table-cell table:style-name="Table10.A1" office:value-type="string">
            <text:p text:style-name="P94">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94"/>
            <text:p text:style-name="P94">Decision attributes: ["a71"]</text:p>
            <text:p text:style-name="P94"><text:tab/>Value: <text:span text:style-name="T37">[</text:span>2.0<text:span text:style-name="T37">]</text:span><text:tab/>Occurrences: 2</text:p>
            <text:p text:style-name="P94"><text:tab/>Value: <text:span text:style-name="T37">[</text:span>1.0<text:span text:style-name="T37">]</text:span><text:tab/>Occurrences: 4</text:p>
            <text:p text:style-name="P94"><text:tab/>Value: <text:span text:style-name="T37">[</text:span>0.0<text:span text:style-name="T37">]</text:span><text:tab/>Occurrences: 14</text:p>
            <text:p text:style-name="P94"><text:tab/>Value: <text:span text:style-name="T37">[“</text:span>?”<text:span text:style-name="T37">]</text:span><text:tab/>Occurrences: 5</text:p>
            <text:p text:style-name="P94"/>
            <text:p text:style-name="P94">Coverings:</text:p>
            <text:p text:style-name="P94">["a0", "a2", "a69"]</text:p>
            <text:p text:style-name="P94">[[["?", "?", 0.0, 0.0], 3], [[1.0, 1.0, 1.0, 1.0], 3], [[0.0, 0.0, 0.0, 0.0], 5]]</text:p>
            <text:p text:style-name="P94"/>
            <text:p text:style-name="P94">["a0", "a61", "a69"]</text:p>
            <text:p text:style-name="P94">[[[1.0, 0.0, 1.0, 1.0], 3], [[0.0, 0.0, 0.0, 0.0], 4]]</text:p>
            <text:p text:style-name="P94"/>
            <text:p text:style-name="P94">["a1", "a61", "a69"]</text:p>
            <text:p text:style-name="P94">[[[0.0, 0.0, "?", "?"], 3], [[1.0, 0.0, 1.0, 1.0], 3], [[0.0, 0.0, 0.0, 0.0], 4]]</text:p>
            <text:p text:style-name="P94"/>
            <text:p text:style-name="P94">["a1", "a69", "a72"]</text:p>
            <text:p text:style-name="P94">[[["?", 0.0, 0.0, 0.0], 3], [[0.0, "?", "?", "?"], 3], [[1.0, 1.0, 0.0, 1.0], 3], [[0.0, 0.0, 0.0, 0.0], 6]]</text:p>
            <text:p text:style-name="P94"/>
            <text:p text:style-name="P94">["a2", "a5", "a69"]</text:p>
            <text:p text:style-name="P94">[[["?", "?", 0.0, 0.0], 4], [[1.0, 1.0, 1.0, 1.0], 3], [[0.0, 0.0, 0.0, 0.0], 6]]</text:p>
            <text:p text:style-name="P94"/>
            <text:p text:style-name="P94">["a2", "a8", "a69"]</text:p>
            <text:p text:style-name="P94">[[["?", "?", 0.0, 0.0], 3], [[0.0, 0.0, 0.0, 0.0], 6]]</text:p>
            <text:p text:style-name="P94"/>
            <text:p text:style-name="P94">["a2", "a12", "a69"]</text:p>
            <text:p text:style-name="P94">[[["?", 0.0, 0.0, 0.0], 3], [[0.0, 0.0, 0.0, 0.0], 4]]</text:p>
            <text:p text:style-name="P94"/>
            <text:p text:style-name="P94">["a2", "a16", "a69"]</text:p>
            <text:p text:style-name="P94">[[["?", 0.0, 0.0, 0.0], 4], [[0.0, 0.0, 0.0, 0.0], 4]]</text:p>
            <text:p text:style-name="P94"/>
            <text:p text:style-name="P94">["a2", "a20", "a69"]</text:p>
            <text:p text:style-name="P94">[[[0.0, "?", 0.0, 0.0], 3], [["?", 0.0, 0.0, 0.0], 3], [["?", 1.0, 0.0, 0.0], 3]]</text:p>
            <text:p text:style-name="P94"/>
            <text:p text:style-name="P94">["a2", "a21", "a69"]</text:p>
            <text:p text:style-name="P94">[[[0.0, 0.0, 0.0, 0.0], 3]]</text:p>
            <text:p text:style-name="P94"/>
            <text:p text:style-name="P94">["a2", "a22", "a69"]</text:p>
            <text:p text:style-name="P94">[]</text:p>
            <text:p text:style-name="P94"/>
            <text:p text:style-name="P94">["a2", "a23", "a69"]</text:p>
            <text:p text:style-name="P94">[[["?", 0.0, 0.0, 0.0], 4], [[0.0, 0.0, 0.0, 0.0], 4]]</text:p>
            <text:p text:style-name="P94"/>
            <text:p text:style-name="P94">["a2", "a25", "a69"]</text:p>
            <text:p text:style-name="P94">[[["?", 0.0, 0.0, 0.0], 4], [[0.0, 0.0, 0.0, 0.0], 4]]</text:p>
            <text:p text:style-name="P94"/>
            <text:p text:style-name="P94">["a2", "a51", "a69"]</text:p>
            <text:p text:style-name="P94">[[[1.0, 1.0, 1.0, 1.0], 3], [["?", 2.0, 0.0, 0.0], 4], [[0.0, 1.0, 0.0, 0.0], 4]]</text:p>
            <text:p text:style-name="P94"/>
            <text:p text:style-name="P94">["a2", "a56", "a69"]</text:p>
            <text:p text:style-name="P94">[[["?", 0.0, 0.0, 0.0], 3], [[0.0, 0.0, 0.0, 0.0], 5], [["?", 1.0, 0.0, 0.0], 3]]</text:p>
            <text:p text:style-name="P94"/>
            <text:p text:style-name="P94">["a2", "a69", "a72"]</text:p>
            <text:p text:style-name="P94">[[["?", 0.0, 0.0, 0.0], 4], [[1.0, 1.0, 0.0, 1.0], 3], [[0.0, 0.0, 0.0, 0.0], 5]]</text:p>
            <text:p text:style-name="P94"/>
            <text:p text:style-name="P94">["a3", "a4", "a69"]</text:p>
            <text:p text:style-name="P94"><text:soft-page-break/>[[["?", "?", 0.0, 0.0], 3], [[1.0, 1.0, 1.0, 1.0], 3], [[0.0, 0.0, 0.0, 0.0], 5]]</text:p>
            <text:p text:style-name="P94"/>
            <text:p text:style-name="P94">["a3", "a12", "a69"]</text:p>
            <text:p text:style-name="P94">[[[0.0, 0.0, 0.0, 0.0], 5]]</text:p>
            <text:p text:style-name="P94"/>
            <text:p text:style-name="P94">["a3", "a23", "a69"]</text:p>
            <text:p text:style-name="P94">[[["?", 0.0, 0.0, 0.0], 3], [[0.0, 0.0, 0.0, 0.0], 5]]</text:p>
            <text:p text:style-name="P94"/>
            <text:p text:style-name="P94">["a3", "a25", "a69"]</text:p>
            <text:p text:style-name="P94">[[["?", 0.0, 0.0, 0.0], 3], [[0.0, 0.0, 0.0, 0.0], 5]]</text:p>
            <text:p text:style-name="P94"/>
            <text:p text:style-name="P94">["a3", "a61", "a69"]</text:p>
            <text:p text:style-name="P94">[[[0.0, 0.0, "?", "?"], 3], [[1.0, 0.0, 1.0, 1.0], 3], [[0.0, 0.0, 0.0, 0.0], 4], [[0.0, 1.0, 0.0, 0.0], 3]]</text:p>
            <text:p text:style-name="P94"/>
            <text:p text:style-name="P94">["a3", "a69", "a72"]</text:p>
            <text:p text:style-name="P94">[[["?", 0.0, 0.0, 0.0], 3], [[0.0, "?", "?", "?"], 3], [[1.0, 1.0, 0.0, 1.0], 3], [[0.0, 0.0, 0.0, 0.0], 6]]</text:p>
            <text:p text:style-name="P94"/>
            <text:p text:style-name="P94">["a4", "a22", "a69"]</text:p>
            <text:p text:style-name="P94">[]</text:p>
            <text:p text:style-name="P94"/>
            <text:p text:style-name="P94">["a5", "a22", "a69"]</text:p>
            <text:p text:style-name="P94">[]</text:p>
            <text:p text:style-name="P94"/>
            <text:p text:style-name="P94">["a5", "a61", "a69"]</text:p>
            <text:p text:style-name="P94">[[[1.0, 0.0, 1.0, 1.0], 3], [[0.0, 0.0, 0.0, 0.0], 4]]</text:p>
          </table:table-cell>
        </table:table-row>
      </table:table>
      <text:p text:style-name="P39"/>
      <text:p text:style-name="P32">In the results for this test case, there are coverings displayed which contain no rules. This is because, while the coverings are still valid and do contain rules, every rule contained within those coverings did not mean the minimum coverage requirement. Hence, only rules that meet the minimum coverage requirements will be displayed, even though all of the valid coverings for the test case will still be displayed by the program.</text:p>
      <text:p text:style-name="P62"/>
      <text:p text:style-name="P64"><text:span text:style-name="T29"/></text:p>
      <text:p text:style-name="P80"><text:span text:style-name="T29">Large</text:span><text:span text:style-name="T28"> Test Dataset – </text:span><text:span text:style-name="T30">Test Case #</text:span><text:span text:style-name="T31">6</text:span></text:p>
      <text:p text:style-name="P62"/>
      <text:list xml:id="list12721072820628" text:continue-numbering="true" text:style-name="L4">
        <text:list-item>
          <text:p text:style-name="P56"><text:span text:style-name="T27">Single</text:span> decision attribute</text:p>
        </text:list-item>
        <text:list-item>
          <text:p text:style-name="P56">Number of attributes considered for coverings limited to <text:span text:style-name="T15">3</text:span></text:p>
        </text:list-item>
        <text:list-item>
          <text:p text:style-name="P56"><text:span text:style-name="T27">M</text:span>inimum instance coverage for reported rules <text:span text:style-name="T27">set to 3</text:span></text:p>
        </text:list-item>
        <text:list-item>
          <text:p text:style-name="P37"><text:s/><text:tab/>Redundant rules<text:span text:style-name="T24"> </text:span>pruned</text:p>
        </text:list-item>
      </text:list>
      <text:p text:style-name="P39"/>
      <table:table table:name="Table11" table:style-name="Table11">
        <table:table-column table:style-name="Table11.A"/>
        <table:table-row>
          <table:table-cell table:style-name="Table11.A1" office:value-type="string">
            <text:p text:style-name="P95">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95"/>
            <text:p text:style-name="P95">Decision attributes: ["a71"]</text:p>
            <text:p text:style-name="P95"><text:tab/>Value: <text:span text:style-name="T38">[</text:span>2.0<text:span text:style-name="T38">]</text:span><text:tab/>Occurrences: 2</text:p>
            <text:p text:style-name="P95"><text:tab/>Value: <text:span text:style-name="T38">[</text:span>1.0<text:span text:style-name="T38">]</text:span><text:tab/>Occurrences: 4</text:p>
            <text:p text:style-name="P95"><text:tab/>Value: <text:span text:style-name="T38">[“</text:span>?”<text:span text:style-name="T38">]</text:span><text:tab/>Occurrences: 5</text:p>
            <text:p text:style-name="P95"><text:tab/>Value: <text:span text:style-name="T38">[</text:span>0.0<text:span text:style-name="T38">]</text:span><text:tab/>Occurrences: 14</text:p>
            <text:p text:style-name="P95"/>
            <text:p text:style-name="P95">Coverings:</text:p>
            <text:p text:style-name="P95">["a0", "a2", "a69"]</text:p>
            <text:p text:style-name="P95">[[["_", "?", 0.0, 0.0], 6], [["_", 1.0, 1.0, 1.0], 3], [[0.0, "_", 0.0, 0.0], 5]]</text:p>
            <text:p text:style-name="P95"/>
            <text:p text:style-name="P95">["a0", "a61", "a69"]</text:p>
            <text:p text:style-name="P95">[[[0.0, 1.0, "_", 0.0], 3], [[1.0, 0.0, "_", 1.0], 3], [[0.0, "_", 0.0, 0.0], 4]]</text:p>
            <text:p text:style-name="P95"/>
            <text:p text:style-name="P95">["a1", "a61", "a69"]</text:p>
            <text:p text:style-name="P95">[[[0.0, 1.0, "_", 0.0], 4], [[1.0, 0.0, "_", 1.0], 3], [[0.0, "_", 0.0, 0.0], 4], [["_", 0.0, "?", "?"], 3]]</text:p>
            <text:p text:style-name="P95"/>
            <text:p text:style-name="P95">["a1", "a69", "a72"]</text:p>
            <text:p text:style-name="P95">[[[1.0, "_", 0.0, 1.0], 4], [["_", "_", 1.0, 0.0], 4], [["_", "?", "?", "?"], 5], [[0.0, 0.0, "_", 0.0], 6], [["?", 0.0, "_", 0.0], 3]]</text:p>
            <text:p text:style-name="P95"/>
            <text:p text:style-name="P95">["a2", "a5", "a69"]</text:p>
            <text:p text:style-name="P95">[[["?", "_", 0.0, 0.0], 6], [[1.0, "_", 1.0, 1.0], 3], [[0.0, "_", 0.0, 0.0], 6]]</text:p>
            <text:p text:style-name="P95"/>
            <text:p text:style-name="P95">["a2", "a8", "a69"]</text:p>
            <text:p text:style-name="P95">[[["?", "_", 0.0, 0.0], 6], [[0.0, "_", 0.0, 0.0], 6]]</text:p>
            <text:p text:style-name="P95"/>
            <text:p text:style-name="P95">["a2", "a12", "a69"]</text:p>
            <text:p text:style-name="P95">[[["?", "_", 0.0, 0.0], 6], [["_", 0.0, "?", "?"], 3], [[0.0, "_", 0.0, 0.0], 5]]</text:p>
            <text:p text:style-name="P95"/>
            <text:p text:style-name="P95">["a2", "a16", "a69"]</text:p>
            <text:p text:style-name="P95">[[["?", "_", 0.0, 0.0], 6], [[0.0, "_", 0.0, 0.0], 5]]</text:p>
            <text:p text:style-name="P95"/>
            <text:p text:style-name="P95">["a2", "a20", "a69"]</text:p>
            <text:p text:style-name="P95">[[[0.0, "?", "_", 0.0], 4], [["?", "_", 0.0, 0.0], 6]]</text:p>
            <text:p text:style-name="P95"/>
            <text:p text:style-name="P95">["a2", "a21", "a69"]</text:p>
            <text:p text:style-name="P95">[[[0.0, "_", 0.0, 0.0], 6], [[1.0, "_", 1.0, 1.0], 3], [["?", "_", 0.0, 0.0], 6]]</text:p>
            <text:p text:style-name="P95"/>
            <text:p text:style-name="P95">["a2", "a22", "a69"]</text:p>
            <text:p text:style-name="P95">[[["?", "_", 0.0, 0.0], 6], [[1.0, "_", 1.0, 1.0], 3], [[0.0, "_", 0.0, 0.0], 5]]</text:p>
            <text:p text:style-name="P95"/>
            <text:p text:style-name="P95">["a2", "a23", "a69"]</text:p>
            <text:p text:style-name="P95">[[["?", "_", 0.0, 0.0], 6], [["_", 0.0, "?", "?"], 3], [[0.0, "_", 0.0, 0.0], 6]]</text:p>
            <text:p text:style-name="P95"/>
            <text:p text:style-name="P95">["a2", "a25", "a69"]</text:p>
            <text:p text:style-name="P95">[[["?", "_", 0.0, 0.0], 6], [["_", 0.0, "?", "?"], 3], [[0.0, "_", 0.0, 0.0], 6]]</text:p>
            <text:p text:style-name="P95"/>
            <text:p text:style-name="P95">["a2", "a51", "a69"]</text:p>
            <text:p text:style-name="P95">[[[0.0, "_", 0.0, 0.0], 6], [["?", "_", 0.0, 0.0], 6], [[1.0, "_", 1.0, 1.0], 3]]</text:p>
            <text:p text:style-name="P95"/>
            <text:p text:style-name="P95">["a2", "a56", "a69"]</text:p>
            <text:p text:style-name="P95">[[[1.0, "_", 1.0, 1.0], 3], [["_", 0.0, "?", "?"], 3], [["?", "_", 0.0, 0.0], 6], [[0.0, "_", 0.0, 0.0], 6]]</text:p>
            <text:p text:style-name="P95"/>
            <text:p text:style-name="P95">["a2", "a69", "a72"]</text:p>
            <text:p text:style-name="P95">[[["_", "_", 1.0, 0.0], 4], [[1.0, 1.0, "_", 1.0], 3], [[0.0, 0.0, "_", 0.0], 5], [["?", 0.0, "_", <text:soft-page-break/>0.0], 4]]</text:p>
            <text:p text:style-name="P95"/>
            <text:p text:style-name="P95">["a3", "a4", "a69"]</text:p>
            <text:p text:style-name="P95">[[["?", "_", 0.0, 0.0], 5], [["_", "?", "?", "?"], 3], [[0.0, "_", 0.0, 0.0], 7], [[1.0, "_", 1.0, 1.0], 3]]</text:p>
            <text:p text:style-name="P95"/>
            <text:p text:style-name="P95">["a3", "a12", "a69"]</text:p>
            <text:p text:style-name="P95">[[["?", "_", 0.0, 0.0], 5], [[0.0, "_", 0.0, 0.0], 6]]</text:p>
            <text:p text:style-name="P95"/>
            <text:p text:style-name="P95">["a3", "a23", "a69"]</text:p>
            <text:p text:style-name="P95">[[["?", "_", 0.0, 0.0], 5], [[0.0, "_", 0.0, 0.0], 6]]</text:p>
            <text:p text:style-name="P95"/>
            <text:p text:style-name="P95">["a3", "a25", "a69"]</text:p>
            <text:p text:style-name="P95">[[["?", "_", 0.0, 0.0], 5], [[0.0, "_", 0.0, 0.0], 6]]</text:p>
            <text:p text:style-name="P95"/>
            <text:p text:style-name="P95">["a3", "a61", "a69"]</text:p>
            <text:p text:style-name="P95">[[[0.0, 1.0, "_", 0.0], 5], [[1.0, 0.0, "_", 1.0], 3], [[0.0, "_", 0.0, 0.0], 4], [["_", 0.0, "?", "?"], 3]]</text:p>
            <text:p text:style-name="P95"/>
            <text:p text:style-name="P95">["a3", "a69", "a72"]</text:p>
            <text:p text:style-name="P95">[[["_", "?", "?", "?"], 5], [[1.0, 1.0, "_", 1.0], 3], [["_", "_", 1.0, 0.0], 4], [[0.0, 0.0, "_", 0.0], 6], [["?", 0.0, "_", 0.0], 3]]</text:p>
            <text:p text:style-name="P95"/>
            <text:p text:style-name="P95">["a4", "a22", "a69"]</text:p>
            <text:p text:style-name="P95">[[["?", "_", 0.0, 0.0], 5], [["_", 0.0, 0.0, 0.0], 3], [[0.0, "_", 0.0, 0.0], 3]]</text:p>
            <text:p text:style-name="P95"/>
            <text:p text:style-name="P95">["a5", "a22", "a69"]</text:p>
            <text:p text:style-name="P95">[[["?", "_", 0.0, 0.0], 4], [["_", 0.0, 0.0, 0.0], 4], [[0.0, "_", 0.0, 0.0], 3]]</text:p>
            <text:p text:style-name="P95"/>
            <text:p text:style-name="P95">["a5", "a61", "a69"]</text:p>
            <text:p text:style-name="P95">[[[0.0, 1.0, "_", 0.0], 3], [[1.0, 0.0, "_", 1.0], 3], [[0.0, "_", 0.0, 0.0], 4]]</text:p>
          </table:table-cell>
        </table:table-row>
      </table:table>
      <text:p text:style-name="P39"/>
      <text:p text:style-name="P33">Notice that from this test case, there are pruned rules which do not match any of the displayed rules from <text:span text:style-name="T40">Large Test Dataset – </text:span>Test Case #5, meaning that there now exist pruned rules which meet the minimum coverage requirement formed by grouping unpruned rules that did not originally meet the minimum coverage requirement. Consider the following pruned rule:</text:p>
      <text:p text:style-name="P67"><text:span text:style-name="T2"/></text:p>
      <text:p text:style-name="P67"><text:span text:style-name="T2">["a0", "a61", "a69"]</text:span></text:p>
      <text:p text:style-name="P27">[[0.0, 1.0, "_", 0.0], 3]</text:p>
      <text:p text:style-name="P27"/>
      <text:p text:style-name="P34"><text:span text:style-name="T2">This pruned rule does not match any of the displayed rules for its associated covering in </text:span><text:span text:style-name="T7">Large Test Dataset – </text:span><text:span text:style-name="T2">Test Case #5. However, it is made up of a grouping of unpruned rules which did not meet the minimum coverage requirement, as evidenced by the results of </text:span><text:span text:style-name="T7">Large Test Dataset – </text:span><text:span text:style-name="T2">Test Case #1:</text:span></text:p>
      <text:p text:style-name="P25"/>
      <text:p text:style-name="P96">["a0", "a61", "a69"]</text:p>
      <text:p text:style-name="P96">[[0.0, 1.0, "?", 0.0], 1], [[0.0, 1.0, 0.0, 0.0], 2]] <text:span text:style-name="T39">==&gt; </text:span><text:span text:style-name="T35">[[0.0, 1.0, "_", 0.0], 3]</text:span></text:p>
      <text:p text:style-name="P6"><text:span text:style-name="T28"/></text:p>
      <text:p text:style-name="P68"/>
      <text:p text:style-name="P83"><text:span text:style-name="T28">Appendix</text:span></text:p>
      <text:p text:style-name="P9"><text:span text:style-name="T2"/></text:p>
      <text:p text:style-name="P12"><text:span text:style-name="T2">(NOTE: The contents of the relation appear differently when printed by the program because the Rarff library automatically converts the numeric attribute values to floating-point precision values.)</text:span></text:p>
      <text:p text:style-name="P9"><text:span text:style-name="T2"/></text:p>
      <text:p text:style-name="P9">Small Test Dataset (table3_10_fg.arff)</text:p>
      <text:p text:style-name="P9"><text:span text:style-name="T2"/></text:p>
      <table:table table:name="Table1" table:style-name="Table1">
        <table:table-column table:style-name="Table1.A"/>
        <table:table-row>
          <table:table-cell table:style-name="Table1.A1" office:value-type="string">
            <text:p text:style-name="P73"><text:span text:style-name="T12">@relation table3_10_fg</text:span></text:p>
            <text:p text:style-name="P20"><text:span text:style-name="T12"/></text:p>
            <text:p text:style-name="P20"><text:span text:style-name="T12">@attribute a numeric</text:span></text:p>
            <text:p text:style-name="P20"><text:span text:style-name="T12">@attribute b {L,R,S}</text:span></text:p>
            <text:p text:style-name="P20"><text:span text:style-name="T12">@attribute c numeric</text:span></text:p>
            <text:p text:style-name="P20"><text:span text:style-name="T12">@attribute d {L,H}</text:span></text:p>
            <text:p text:style-name="P20"><text:span text:style-name="T12">@attribute f numeric</text:span></text:p>
            <text:p text:style-name="P20"><text:span text:style-name="T12">@attribute g {L,H}</text:span></text:p>
            <text:p text:style-name="P20"><text:span text:style-name="T12"/></text:p>
            <text:p text:style-name="P20"><text:span text:style-name="T12">@data</text:span></text:p>
            <text:p text:style-name="P20"><text:span text:style-name="T12">0,L,0,L,0,L</text:span></text:p>
            <text:p text:style-name="P20"><text:span text:style-name="T12">0,R,1,L,1,L</text:span></text:p>
            <text:p text:style-name="P20"><text:span text:style-name="T12">0,L,0,L,0,L</text:span></text:p>
            <text:p text:style-name="P20"><text:span text:style-name="T12">0,R,1,L,1,L</text:span></text:p>
            <text:p text:style-name="P20"><text:span text:style-name="T12">1,R,0,L,2,H</text:span></text:p>
            <text:p text:style-name="P20"><text:span text:style-name="T12">1,R,0,L,2,H</text:span></text:p>
            <text:p text:style-name="P20"><text:span text:style-name="T12">2,S,2,H,3,H</text:span></text:p>
            <text:p text:style-name="P20"><text:span text:style-name="T12">2,S,2,H,3,H</text:span></text:p>
          </table:table-cell>
        </table:table-row>
      </table:table>
      <text:p text:style-name="P16"><text:span text:style-name="T2"/></text:p>
      <text:p text:style-name="P11"><text:span text:style-name="T5"/></text:p>
      <text:p text:style-name="P85"><text:span text:style-name="T16">Large</text:span> Test Dataset (wilkinsonMatrix.arff)</text:p>
      <text:p text:style-name="P11"/>
      <text:p text:style-name="P14"><text:span text:style-name="T2">(NOTE: The attributes in the set {a22, a23, a24, a25, a69, a70, a71, a72} are treated as string attributes </text:span><text:span text:style-name="T4">by the Rarff library</text:span><text:span text:style-name="T2">, even though they are explicitly declared as numeric in the wilkinsonMartix.arff file, because the </text:span><text:span text:style-name="T4">first</text:span><text:span text:style-name="T2"> value given for those attributes </text:span><text:span text:style-name="T4">in the dataset</text:span><text:span text:style-name="T2"> is the missing value symbol ('?'). Sin</text:span><text:span text:style-name="T3">c</text:span><text:span text:style-name="T2">e the RICO algorithm treats all values as nominal by default, this has no impact on the functionality of the program or the accuracy of its results.)</text:span></text:p>
      <text:p text:style-name="P11"><text:span text:style-name="T2"/></text:p>
      <table:table table:name="Table3" table:style-name="Table3">
        <table:table-column table:style-name="Table3.A"/>
        <table:table-row>
          <table:table-cell table:style-name="Table3.A1" office:value-type="string">
            <text:p text:style-name="P73"><text:span text:style-name="T12">@relation wilkinsonmatrix</text:span></text:p>
            <text:p text:style-name="P20"><text:span text:style-name="T12"/></text:p>
            <text:p text:style-name="P20"><text:span text:style-name="T12">@attribute a0 numeric</text:span></text:p>
            <text:p text:style-name="P20"><text:span text:style-name="T12">@attribute a1 numeric</text:span></text:p>
            <text:p text:style-name="P20"><text:span text:style-name="T12">@attribute a2 numeric</text:span></text:p>
            <text:p text:style-name="P20"><text:span text:style-name="T12">@attribute a3 numeric</text:span></text:p>
            <text:p text:style-name="P20"><text:span text:style-name="T12">@attribute a4 numeric</text:span></text:p>
            <text:p text:style-name="P20"><text:span text:style-name="T12">@attribute a5 numeric</text:span></text:p>
            <text:p text:style-name="P20"><text:span text:style-name="T12">@attribute a6 numeric</text:span></text:p>
            <text:p text:style-name="P20"><text:span text:style-name="T12">@attribute a7 numeric</text:span></text:p>
            <text:p text:style-name="P20"><text:span text:style-name="T12">@attribute a8 numeric</text:span></text:p>
            <text:p text:style-name="P20"><text:span text:style-name="T12">@attribute a9 numeric</text:span></text:p>
            <text:p text:style-name="P20"><text:span text:style-name="T12">@attribute a10 numeric</text:span></text:p>
            <text:p text:style-name="P20"><text:span text:style-name="T12">@attribute a11 numeric</text:span></text:p>
            <text:p text:style-name="P20"><text:span text:style-name="T12">@attribute a12 numeric</text:span></text:p>
            <text:p text:style-name="P20"><text:span text:style-name="T12">@attribute a13 numeric</text:span></text:p>
            <text:p text:style-name="P20"><text:span text:style-name="T12">@attribute a14 numeric</text:span></text:p>
            <text:p text:style-name="P20"><text:span text:style-name="T12">@attribute a15 numeric</text:span></text:p>
            <text:p text:style-name="P20"><text:span text:style-name="T12">@attribute a16 numeric</text:span></text:p>
            <text:p text:style-name="P20"><text:span text:style-name="T12">@attribute a17 numeric</text:span></text:p>
            <text:p text:style-name="P20"><text:span text:style-name="T12">@attribute a18 numeric</text:span></text:p>
            <text:p text:style-name="P20"><text:span text:style-name="T12">@attribute a19 numeric</text:span></text:p>
            <text:p text:style-name="P20"><text:span text:style-name="T12">@attribute a20 numeric</text:span></text:p>
            <text:p text:style-name="P20"><text:span text:style-name="T12">@attribute a21 numeric</text:span></text:p>
            <text:p text:style-name="P20"><text:span text:style-name="T12">@attribute a22 numeric</text:span></text:p>
            <text:p text:style-name="P20"><text:span text:style-name="T12">@attribute a23 numeric</text:span></text:p>
            <text:p text:style-name="P20"><text:span text:style-name="T12">@attribute a24 numeric</text:span></text:p>
            <text:p text:style-name="P20"><text:span text:style-name="T12">@attribute a25 numeric</text:span></text:p>
            <text:p text:style-name="P20"><text:span text:style-name="T12">@attribute a26 numeric</text:span></text:p>
            <text:p text:style-name="P20"><text:span text:style-name="T12">@attribute a27 numeric</text:span></text:p>
            <text:p text:style-name="P20"><text:span text:style-name="T12">@attribute a28 numeric</text:span></text:p>
            <text:p text:style-name="P20"><text:span text:style-name="T12">@attribute a29 numeric</text:span></text:p>
            <text:p text:style-name="P20"><text:span text:style-name="T12">@attribute a30 numeric</text:span></text:p>
            <text:p text:style-name="P20"><text:span text:style-name="T12">@attribute a31 numeric</text:span></text:p>
            <text:p text:style-name="P20"><text:span text:style-name="T12">@attribute a32 numeric</text:span></text:p>
            <text:p text:style-name="P20"><text:span text:style-name="T12">@attribute a33 numeric</text:span></text:p>
            <text:p text:style-name="P20"><text:span text:style-name="T12">@attribute a34 numeric</text:span></text:p>
            <text:p text:style-name="P20"><text:span text:style-name="T12">@attribute a35 numeric</text:span></text:p>
            <text:p text:style-name="P20"><text:span text:style-name="T12">@attribute a36 numeric</text:span></text:p>
            <text:p text:style-name="P20"><text:span text:style-name="T12">@attribute a37 numeric</text:span></text:p>
            <text:p text:style-name="P20"><text:span text:style-name="T12">@attribute a38 numeric</text:span></text:p>
            <text:p text:style-name="P20"><text:span text:style-name="T12">@attribute a39 numeric</text:span></text:p>
            <text:p text:style-name="P20"><text:span text:style-name="T12">@attribute a40 numeric</text:span></text:p>
            <text:p text:style-name="P20"><text:span text:style-name="T12">@attribute a41 numeric</text:span></text:p>
            <text:p text:style-name="P20"><text:span text:style-name="T12">@attribute a42 numeric</text:span></text:p>
            <text:p text:style-name="P20"><text:span text:style-name="T12">@attribute a43 numeric</text:span></text:p>
            <text:p text:style-name="P20"><text:span text:style-name="T12">@attribute a44 numeric</text:span></text:p>
            <text:p text:style-name="P20"><text:span text:style-name="T12">@attribute a45 numeric</text:span></text:p>
            <text:p text:style-name="P20"><text:span text:style-name="T12">@attribute a46 numeric</text:span></text:p>
            <text:p text:style-name="P20"><text:span text:style-name="T12">@attribute a47 numeric</text:span></text:p>
            <text:p text:style-name="P20"><text:span text:style-name="T12">@attribute a48 numeric</text:span></text:p>
            <text:p text:style-name="P20"><text:span text:style-name="T12">@attribute a49 numeric</text:span></text:p>
            <text:p text:style-name="P20"><text:span text:style-name="T12">@attribute a50 numeric</text:span></text:p>
            <text:p text:style-name="P20"><text:span text:style-name="T12">@attribute a51 numeric</text:span></text:p>
            <text:p text:style-name="P20"><text:span text:style-name="T12">@attribute a52 numeric</text:span></text:p>
            <text:p text:style-name="P20"><text:span text:style-name="T12">@attribute a53 numeric</text:span></text:p>
            <text:p text:style-name="P20"><text:span text:style-name="T12">@attribute a54 numeric</text:span></text:p>
            <text:p text:style-name="P20"><text:span text:style-name="T12">@attribute a55 numeric</text:span></text:p>
            <text:p text:style-name="P20"><text:span text:style-name="T12">@attribute a56 numeric</text:span></text:p>
            <text:p text:style-name="P20"><text:span text:style-name="T12">@attribute a57 numeric</text:span></text:p>
            <text:p text:style-name="P20"><text:span text:style-name="T12">@attribute a58 numeric</text:span></text:p>
            <text:p text:style-name="P20"><text:span text:style-name="T12">@attribute a59 numeric</text:span></text:p>
            <text:p text:style-name="P20"><text:soft-page-break/><text:span text:style-name="T12">@attribute a60 numeric</text:span></text:p>
            <text:p text:style-name="P20"><text:span text:style-name="T12">@attribute a61 numeric</text:span></text:p>
            <text:p text:style-name="P20"><text:span text:style-name="T12">@attribute a62 numeric</text:span></text:p>
            <text:p text:style-name="P20"><text:span text:style-name="T12">@attribute a63 numeric</text:span></text:p>
            <text:p text:style-name="P20"><text:span text:style-name="T12">@attribute a64 numeric</text:span></text:p>
            <text:p text:style-name="P20"><text:span text:style-name="T12">@attribute a65 numeric</text:span></text:p>
            <text:p text:style-name="P20"><text:span text:style-name="T12">@attribute a66 numeric</text:span></text:p>
            <text:p text:style-name="P20"><text:span text:style-name="T12">@attribute a67 numeric</text:span></text:p>
            <text:p text:style-name="P20"><text:span text:style-name="T12">@attribute a68 numeric</text:span></text:p>
            <text:p text:style-name="P20"><text:span text:style-name="T12">@attribute a69 numeric</text:span></text:p>
            <text:p text:style-name="P20"><text:span text:style-name="T12">@attribute a70 numeric</text:span></text:p>
            <text:p text:style-name="P20"><text:span text:style-name="T12">@attribute a71 numeric</text:span></text:p>
            <text:p text:style-name="P20"><text:span text:style-name="T12">@attribute a72 numeric</text:span></text:p>
            <text:p text:style-name="P20"><text:span text:style-name="T12">@attribute a73 numeric</text:span></text:p>
            <text:p text:style-name="P20"><text:span text:style-name="T12">@attribute a74 numeric</text:span></text:p>
            <text:p text:style-name="P20"><text:span text:style-name="T12">@attribute a75 numeric</text:span></text:p>
            <text:p text:style-name="P20"><text:span text:style-name="T12">@attribute a76 numeric</text:span></text:p>
            <text:p text:style-name="P20"><text:span text:style-name="T12">@attribute a77 numeric</text:span></text:p>
            <text:p text:style-name="P20"><text:span text:style-name="T12"/></text:p>
            <text:p text:style-name="P20"><text:span text:style-name="T12">@data</text:span></text:p>
            <text:p text:style-name="P20"><text:span text:style-name="T12">0,0,0,0,0,0,0,0,0,0,0,0,0,0,0,0,0,0,1,1,1,2,?,?,?,?,0,1,0,0,0,1,1,0,1,0,0,0,0,0,0,0,0,0,0,1,0,0,0,0,0,0,0,0,0,0,0,0,0,0,0,0,0,0,0,0,0,0,0,?,?,?,?,0,0,0,0,0</text:span></text:p>
            <text:p text:style-name="P20"><text:span text:style-name="T12">0,0,0,0,0,0,0,0,0,0,0,0,0,0,0,0,0,0,0,1,1,2,1,0,2,0,0,1,0,0,0,1,1,0,1,0,0,0,0,0,0,0,0,0,0,1,0,0,0,0,0,0,0,0,0,0,0,0,0,0,0,0,0,0,0,0,0,0,0,0,0,0,0,0,0,0,0,0</text:span></text:p>
            <text:p text:style-name="P20"><text:span text:style-name="T12">0,0,0,0,0,0,0,0,0,0,0,0,0,0,1,0,0,?,?,?,?,?,1,0,0,0,0,1,1,0,0,0,0,1,0,1,1,0,1,0,1,0,1,1,1,0,1,1,1,1,0,1,0,0,0,0,0,0,0,0,0,0,0,1,1,1,1,1,1,0,0,0,0,0,0,0,0,0</text:span></text:p>
            <text:p text:style-name="P20"><text:span text:style-name="T12">?,?,?,?,?,?,0,?,?,?,?,0,0,0,1,0,0,0,0,1,1,2,1,0,0,0,0,1,1,0,0,0,0,1,0,1,1,0,1,0,1,0,1,1,1,0,1,1,1,1,0,1,0,0,0,0,0,0,0,0,0,0,0,1,1,1,1,1,1,0,0,0,0,0,0,0,0,0</text:span></text:p>
            <text:p text:style-name="P20"><text:span text:style-name="T12">0,0,0,0,0,0,0,0,0,0,0,0,?,?,?,?,?,?,?,?,?,?,?,?,?,?,0,1,1,0,0,0,0,1,0,1,1,0,1,0,1,0,1,1,1,0,1,1,1,1,0,1,0,0,0,0,0,0,0,0,0,0,0,1,1,1,1,1,1,0,0,0,0,0,0,0,0,0</text:span></text:p>
            <text:p text:style-name="P20"><text:span text:style-name="T12">0,0,0,0,0,0,0,0,0,0,0,0,0,0,1,0,0,0,0,1,?,0,0,0,1,0,0,0,2,0,0,0,0,1,0,1,1,0,1,0,1,1,1,1,1,0,1,1,1,1,0,2,0,0,0,0,0,0,0,0,0,0,0,1,1,1,1,1,0,0,0,0,0,0,0,0,0,0</text:span></text:p>
            <text:p text:style-name="P20"><text:span text:style-name="T12">1,1,1,1,1,1,1,1,0,1,1,1,0,1,?,0,2,0,1,1,0,2,2,0,0,0,1,0,2,0,0,0,1,1,0,2,1,1,?,1,1,?,1,1,3,1,1,1,1,1,1,2,1,0,1,0,0,0,1,0,1,1,1,0,0,0,0,0,0,?,?,?,?,1,1,0,1,0</text:span></text:p>
            <text:p text:style-name="P20"><text:span text:style-name="T12">1,1,?,1,?,1,1,1,1,1,0,1,0,1,?,0,2,?,?,?,?,?,2,0,0,0,1,0,2,0,0,0,1,1,0,2,1,1,?,1,1,?,1,1,3,1,1,1,1,1,1,2,1,0,1,0,0,0,1,0,1,1,1,0,0,0,0,0,0,?,?,?,?,1,1,0,1,0</text:span></text:p>
            <text:p text:style-name="P20"><text:span text:style-name="T12">?,?,?,?,?,?,1,?,?,?,?,1,?,?,?,?,?,0,1,1,0,2,?,?,?,?,1,0,2,0,0,0,1,1,0,2,1,1,?,1,1,?,1,1,3,1,1,1,1,1,1,2,1,0,1,0,0,0,1,0,1,1,1,0,0,0,0,0,0,0,1,0,0,1,1,0,1,0</text:span></text:p>
            <text:p text:style-name="P20"><text:span text:style-name="T12">?,?,0,0,?,0,0,1,0,0,0,0,1,1,?,0,1,0,1,1,0,0,0,1,0,1,1,0,2,1,1,1,1,1,0,2,1,0,2,0,2,1,1,1,2,0,1,1,1,1,0,1,0,1,0,1,1,0,0,0,0,1,1,0,0,0,0,1,0,0,1,0,1,0,1,0,1,0</text:span></text:p>
            <text:p text:style-name="P20"><text:span text:style-name="T12">0,0,1,0,1,0,0,1,1,0,0,0,1,1,?,0,0,0,1,1,1,?,0,1,0,1,1,0,2,1,1,1,1,1,0,2,1,0,2,0,2,1,1,1,2,0,1,1,1,1,0,1,0,1,0,1,1,0,0,0,0,1,1,0,0,0,0,1,0,?,?,0,1,0,1,0,1,0</text:span></text:p>
            <text:p text:style-name="P20"><text:span text:style-name="T12">1,0,0,0,1,1,0,1,0,0,0,0,?,?,?,?,?,?,?,?,?,?,2,?,?,?,1,0,2,1,1,1,1,1,0,1,1,0,2,0,2,1,1,1,2,0,1,1,1,1,0,1,0,1,0,0,0,1,0,0,0,1,1,0,0,0,0,0,0,1,1,0,0,0,0,1,0,0</text:span></text:p>
            <text:p text:style-name="P20"><text:span text:style-name="T12">?,?,?,?,?,?,0,?,?,?,?,0,?,?,?,?,?,0,1,1,0,?,2,?,?,?,1,0,2,1,1,1,1,1,0,1,1,0,2,0,2,1,1,1,2,0,1,1,1,1,0,1,0,1,1,0,0,1,0,1,0,0,1,0,0,0,0,0,0,0,1,0,0,0,1,1,1,0</text:span></text:p>
            <text:p text:style-name="P20"><text:span text:style-name="T12">1,1,?,?,1,1,0,1,1,0,0,0,0,1,?,0,0,0,1,?,1,1,0,0,1,0,1,0,2,1,1,1,1,1,0,1,1,0,2,0,2,1,1,1,2,0,1,1,1,1,0,2,0,1,0,0,1,1,0,0,1,?,?,0,0,0,0,0,0,0,1,0,1,0,?,1,1,1</text:span></text:p>
            <text:p text:style-name="P20"><text:span text:style-name="T12">1,1,?,?,1,1,0,1,0,1,1,0,1,1,?,1,0,0,1,?,1,0,0,0,1,0,1,0,2,1,1,1,1,1,0,1,1,0,2,0,2,1,1,1,2,0,1,1,1,1,1,2,0,1,0,0,1,1,0,0,1,?,?,0,0,0,0,0,0,0,1,0,1,0,0,1,1,1</text:span></text:p>
            <text:p text:style-name="P20"><text:span text:style-name="T12">0,0,0,0,0,0,0,1,1,0,0,0,0,1,?,0,0,0,1,1,1,1,0,0,1,0,1,0,2,1,1,1,1,1,0,1,1,0,2,0,2,1,1,1,2,0,1,1,1,1,0,2,0,1,0,0,1,0,0,0,0,0,1,0,0,0,0,0,0,1,1,2,?,0,0,1,0,0</text:span></text:p>
            <text:p text:style-name="P20"><text:span text:style-name="T12">?,?,?,?,?,?,0,?,?,?,?,0,?,?,?,?,?,0,1,1,1,0,2,?,?,?,1,0,2,1,1,1,1,1,0,1,1,0,2,0,2,1,1,1,2,0,1,1,1,1,0,1,0,1,0,0,1,0,0,0,0,0,1,0,0,0,0,0,0,1,1,2,0,0,0,1,0,0</text:span></text:p>
            <text:p text:style-name="P20"><text:span text:style-name="T12">0,0,0,0,0,0,0,0,0,0,0,0,0,1,?,0,0,0,1,1,0,0,2,0,2,0,1,0,2,1,1,1,1,1,0,1,1,0,2,0,2,1,1,1,2,0,1,1,1,1,0,1,0,1,1,0,0,1,0,1,0,1,1,0,0,0,0,0,0,0,1,0,0,0,0,1,1,0</text:span></text:p>
            <text:p text:style-name="P20"><text:span text:style-name="T12">1,1,1,1,1,1,0,1,1,0,0,0,0,1,?,0,0,0,1,1,0,0,2,0,2,0,1,0,2,1,1,1,1,1,0,1,1,0,2,0,2,1,1,1,2,0,1,1,1,1,1,1,0,1,0,0,0,0,0,0,0,1,1,0,0,0,0,0,0,0,1,1,0,0,0,1,1,0</text:span></text:p>
            <text:p text:style-name="P20"><text:span text:style-name="T12">1,1,1,1,1,1,0,1,?,?,?,0,?,?,?,?,?,1,0,1,1,?,0,?,?,?,1,0,2,1,1,1,1,1,0,1,1,0,2,0,2,1,1,1,2,0,1,1,1,1,1,1,0,1,0,0,1,0,0,0,0,0,1,0,0,0,0,0,0,1,1,1,0,0,0,1,1,0</text:span></text:p>
            <text:p text:style-name="P20"><text:span text:style-name="T12">1,1,1,1,1,1,0,1,1,1,2,0,1,1,?,1,0,1,1,0,1,2,0,0,0,0,1,0,2,1,1,1,1,1,0,1,1,0,2,0,2,?,1,1,2,0,1,1,1,1,1,1,0,1,1,0,0,1,0,0,0,0,1,0,0,0,0,0,0,1,1,1,0,1,1,1,1,0</text:span></text:p>
            <text:p text:style-name="P20"><text:span text:style-name="T12">1,1,1,1,1,1,0,1,1,1,2,0,1,1,?,1,0,?,?,?,?,?,9,0,0,0,1,0,2,1,1,1,1,1,0,1,1,0,2,0,2,0,1,1,2,0,1,1,1,1,1,1,0,1,0,0,0,0,0,0,0,0,1,0,0,0,0,0,0,1,1,1,0,1,1,1,1,0</text:span></text:p>
            <text:p text:style-name="P20"><text:span text:style-name="T12">0,0,?,0,?,?,0,1,1,0,0,0,0,1,?,0,0,0,1,1,0,0,2,0,1,0,1,0,2,1,1,1,1,1,0,2,1,0,2,0,2,1,1,1,2,0,1,1,1,1,0,2,0,1,0,0,1,1,0,0,0,1,1,0,0,0,0,0,0,0,1,0,0,0,0,1,0,0</text:span></text:p>
            <text:p text:style-name="P20"><text:span text:style-name="T12">0,0,?,0,?,?,0,1,1,0,0,0,?,?,?,?,?,?,?,?,?,?,0,0,0,0,1,0,2,1,1,1,1,1,0,1,1,0,2,0,2,1,1,1,2,0,1,1,1,1,0,1,0,1,0,0,1,0,0,0,0,0,0,0,0,?,?,0,0,?,?,?,?,0,0,1,0,0</text:span></text:p>
            <text:p text:style-name="P20"><text:span text:style-name="T12">?,0,0,0,?,?,0,1,1,1,0,0,0,1,?,0,0,0,1,0,1,1,0,0,1,0,1,0,2,1,1,1,1,1,0,1,1,0,2,0,2,1,1,1,2,0,1,1,1,1,0,2,0,1,0,0,1,0,0,0,0,0,1,0,0,?,?,0,0,?,?,?,?,0,0,1,0,0</text:span></text:p>
          </table:table-cell>
        </table:table-row>
      </table:table>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9:25:21.967302000</meta:creation-date>
    <dc:date>2013-12-06T01:27:19.925871000</dc:date>
    <meta:editing-duration>PT5H51M9S</meta:editing-duration>
    <meta:editing-cycles>85</meta:editing-cycles>
    <meta:generator>LibreOffice/4.1.1.2$MacOSX_x86 LibreOffice_project/7e4286b58adc75a14f6d83f53a03b6c11fa2903</meta:generator>
    <meta:document-statistic meta:table-count="12" meta:image-count="0" meta:object-count="0" meta:page-count="22" meta:paragraph-count="601" meta:word-count="9277" meta:character-count="56826" meta:non-whitespace-character-count="48101"/>
  </office:meta>
</office:document-meta>
</file>